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2"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3" style:family="graphic" style:parent-style-name="standard">
      <style:graphic-properties draw:stroke="solid" svg:stroke-width="0.029cm" svg:stroke-color="#000000" draw:stroke-linejoin="round" svg:stroke-linecap="round"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417cm" fo:min-width="0.417cm" fo:padding-top="0cm" fo:padding-bottom="0cm" fo:padding-left="0cm" fo:padding-right="0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1.8999996185303pt" style:font-size-asian="11.8999996185303pt" style:font-size-complex="11.8999996185303pt"/>
    </style:style>
    <style:style style:name="T1" style:family="text">
      <style:text-properties fo:color="#000000" style:font-name="Helvetica" fo:font-size="11.8999996185303pt" style:font-size-asian="11.8999996185303pt" style:font-name-complex="Helvetica" style:font-size-complex="11.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306cm" svg:height="0.306cm" svg:x="11.657cm" svg:y="7.414cm" svg:viewBox="0 0 307 307" svg:d="M0 154c0-85 69-154 154-154s153 69 153 154-68 153-153 153-154-68-154-153z">
          <text:p/>
        </draw:path>
        <draw:line draw:style-name="gr1" draw:text-style-name="P1" draw:layer="layout" svg:x1="10.178cm" svg:y1="1.03cm" svg:x2="11.113cm" svg:y2="1.03cm">
          <text:p/>
        </draw:line>
        <draw:line draw:style-name="gr1" draw:text-style-name="P1" draw:layer="layout" svg:x1="10.178cm" svg:y1="11.619cm" svg:x2="10.178cm" svg:y2="1.03cm">
          <text:p/>
        </draw:line>
        <draw:line draw:style-name="gr1" draw:text-style-name="P1" draw:layer="layout" svg:x1="10.178cm" svg:y1="11.619cm" svg:x2="11.113cm" svg:y2="11.619cm">
          <text:p/>
        </draw:line>
        <draw:line draw:style-name="gr1" draw:text-style-name="P1" draw:layer="layout" svg:x1="11.502cm" svg:y1="6.013cm" svg:x2="11.502cm" svg:y2="6.636cm">
          <text:p/>
        </draw:line>
        <draw:line draw:style-name="gr1" draw:text-style-name="P1" draw:layer="layout" svg:x1="12.748cm" svg:y1="6.013cm" svg:x2="11.502cm" svg:y2="6.013cm">
          <text:p/>
        </draw:line>
        <draw:line draw:style-name="gr1" draw:text-style-name="P1" draw:layer="layout" svg:x1="12.748cm" svg:y1="6.636cm" svg:x2="12.748cm" svg:y2="6.013cm">
          <text:p/>
        </draw:line>
        <draw:line draw:style-name="gr1" draw:text-style-name="P1" draw:layer="layout" svg:x1="11.502cm" svg:y1="6.636cm" svg:x2="12.748cm" svg:y2="6.636cm">
          <text:p/>
        </draw:line>
        <draw:path draw:style-name="gr1" draw:text-style-name="P1" draw:layer="layout" svg:width="0.392cm" svg:height="0.393cm" svg:x="13.09cm" svg:y="6.125cm" svg:viewBox="0 0 393 394" svg:d="M0 196c0-108 89-196 197-196 109 0 196 88 196 196 0 109-87 198-196 198-108 0-197-89-197-198z">
          <text:p/>
        </draw:path>
        <draw:path draw:style-name="gr1" draw:text-style-name="P1" draw:layer="layout" svg:width="0.306cm" svg:height="0.306cm" svg:x="11.657cm" svg:y="4.923cm" svg:viewBox="0 0 307 307" svg:d="M0 154c0-86 69-154 154-154s153 68 153 154c0 84-68 153-153 153s-154-69-154-153z">
          <text:p/>
        </draw:path>
        <draw:path draw:style-name="gr1" draw:text-style-name="P1" draw:layer="layout" svg:width="0.306cm" svg:height="0.306cm" svg:x="18.664cm" svg:y="4.923cm" svg:viewBox="0 0 307 307" svg:d="M0 154c0-86 69-154 153-154 86 0 154 68 154 154 0 84-68 153-154 153-84 0-153-69-153-153z">
          <text:p/>
        </draw:path>
        <draw:path draw:style-name="gr1" draw:text-style-name="P1" draw:layer="layout" svg:width="0.392cm" svg:height="0.392cm" svg:x="17.139cm" svg:y="4.724cm" svg:viewBox="0 0 393 393" svg:d="M0 197c0-109 87-197 196-197 108 0 197 88 197 197 0 108-89 196-197 196-109 0-196-88-196-196z">
          <text:p/>
        </draw:path>
        <draw:path draw:style-name="gr1" draw:text-style-name="P1" draw:layer="layout" svg:width="0.392cm" svg:height="0.392cm" svg:x="17.139cm" svg:y="7.527cm" svg:viewBox="0 0 393 393" svg:d="M0 197c0-109 87-197 196-197 108 0 197 88 197 197 0 108-89 196-197 196-109 0-196-88-196-196z">
          <text:p/>
        </draw:path>
        <draw:path draw:style-name="gr1" draw:text-style-name="P1" draw:layer="layout" svg:width="0.306cm" svg:height="0.306cm" svg:x="18.664cm" svg:y="7.414cm" svg:viewBox="0 0 307 307" svg:d="M0 154c0-85 69-154 153-154 86 0 154 69 154 154s-68 153-154 153c-84 0-153-68-153-153z">
          <text:p/>
        </draw:path>
        <draw:line draw:style-name="gr1" draw:text-style-name="P1" draw:layer="layout" svg:x1="13.605cm" svg:y1="4.3cm" svg:x2="13.605cm" svg:y2="4.612cm">
          <text:p/>
        </draw:line>
        <draw:line draw:style-name="gr1" draw:text-style-name="P1" draw:layer="layout" svg:x1="12.048cm" svg:y1="4.3cm" svg:x2="12.048cm" svg:y2="4.612cm">
          <text:p/>
        </draw:line>
        <draw:line draw:style-name="gr1" draw:text-style-name="P1" draw:layer="layout" svg:x1="12.048cm" svg:y1="4.3cm" svg:x2="13.605cm" svg:y2="4.3cm">
          <text:p/>
        </draw:line>
        <draw:line draw:style-name="gr1" draw:text-style-name="P1" draw:layer="layout" svg:x1="12.048cm" svg:y1="4.612cm" svg:x2="13.605cm" svg:y2="4.612cm">
          <text:p/>
        </draw:line>
        <draw:line draw:style-name="gr1" draw:text-style-name="P1" draw:layer="layout" svg:x1="14.538cm" svg:y1="4.612cm" svg:x2="14.538cm" svg:y2="4.3cm">
          <text:p/>
        </draw:line>
        <draw:line draw:style-name="gr1" draw:text-style-name="P1" draw:layer="layout" svg:x1="16.095cm" svg:y1="4.3cm" svg:x2="16.095cm" svg:y2="4.612cm">
          <text:p/>
        </draw:line>
        <draw:line draw:style-name="gr1" draw:text-style-name="P1" draw:layer="layout" svg:x1="14.538cm" svg:y1="4.3cm" svg:x2="16.095cm" svg:y2="4.3cm">
          <text:p/>
        </draw:line>
        <draw:line draw:style-name="gr1" draw:text-style-name="P1" draw:layer="layout" svg:x1="14.538cm" svg:y1="4.612cm" svg:x2="16.095cm" svg:y2="4.612cm">
          <text:p/>
        </draw:line>
        <draw:line draw:style-name="gr1" draw:text-style-name="P1" draw:layer="layout" svg:x1="11.113cm" svg:y1="11.619cm" svg:x2="19.521cm" svg:y2="11.619cm">
          <text:p/>
        </draw:line>
        <draw:line draw:style-name="gr1" draw:text-style-name="P1" draw:layer="layout" svg:x1="19.521cm" svg:y1="1.03cm" svg:x2="19.521cm" svg:y2="11.619cm">
          <text:p/>
        </draw:line>
        <draw:line draw:style-name="gr1" draw:text-style-name="P1" draw:layer="layout" svg:x1="11.113cm" svg:y1="1.03cm" svg:x2="19.521cm" svg:y2="1.03cm">
          <text:p/>
        </draw:line>
        <draw:line draw:style-name="gr2" draw:text-style-name="P1" draw:layer="layout" svg:x1="16.628cm" svg:y1="5.469cm" svg:x2="16.703cm" svg:y2="5.543cm">
          <text:p/>
        </draw:line>
        <draw:line draw:style-name="gr2" draw:text-style-name="P1" draw:layer="layout" svg:x1="16.703cm" svg:y1="5.469cm" svg:x2="16.628cm" svg:y2="5.543cm">
          <text:p/>
        </draw:line>
        <draw:path draw:style-name="gr2" draw:text-style-name="P1" draw:layer="layout" svg:width="0.098cm" svg:height="0.098cm" svg:x="11.686cm" svg:y="10.386cm" svg:viewBox="0 0 99 99" svg:d="M0 49c0-27 22-49 50-49 27 0 49 22 49 49 0 28-22 50-49 50-28 0-50-22-50-50z">
          <text:p/>
        </draw:path>
        <draw:path draw:style-name="gr2" draw:text-style-name="P1" draw:layer="layout" svg:width="0.098cm" svg:height="0.098cm" svg:x="12.621cm" svg:y="10.386cm" svg:viewBox="0 0 99 99" svg:d="M0 49c0-27 22-49 49-49 28 0 50 22 50 49 0 28-22 50-50 50-27 0-49-22-49-50z">
          <text:p/>
        </draw:path>
        <draw:path draw:style-name="gr2" draw:text-style-name="P1" draw:layer="layout" svg:width="0.098cm" svg:height="0.098cm" svg:x="17.769cm" svg:y="8.478cm" svg:viewBox="0 0 99 99" svg:d="M0 49c0-28 23-49 50-49s49 21 49 49c0 27-22 50-49 50s-50-23-50-50z">
          <text:p/>
        </draw:path>
        <draw:path draw:style-name="gr2" draw:text-style-name="P1" draw:layer="layout" svg:width="0.098cm" svg:height="0.098cm" svg:x="17.769cm" svg:y="9.412cm" svg:viewBox="0 0 99 99" svg:d="M0 50c0-28 23-50 50-50s49 22 49 50c0 27-22 49-49 49s-50-22-50-49z">
          <text:p/>
        </draw:path>
        <draw:path draw:style-name="gr2" draw:text-style-name="P1" draw:layer="layout" svg:width="0.098cm" svg:height="0.098cm" svg:x="17.837cm" svg:y="10.635cm" svg:viewBox="0 0 99 99" svg:d="M0 49c0-27 22-49 50-49 27 0 49 22 49 49s-22 50-49 50c-28 0-50-23-50-50z">
          <text:p/>
        </draw:path>
        <draw:path draw:style-name="gr2" draw:text-style-name="P1" draw:layer="layout" svg:width="0.098cm" svg:height="0.098cm" svg:x="18.143cm" svg:y="10.635cm" svg:viewBox="0 0 99 99" svg:d="M0 49c0-27 22-49 50-49s49 22 49 49-21 50-49 50-50-23-50-50z">
          <text:p/>
        </draw:path>
        <draw:path draw:style-name="gr2" draw:text-style-name="P1" draw:layer="layout" svg:width="0.098cm" svg:height="0.098cm" svg:x="15.329cm" svg:y="8.49cm" svg:viewBox="0 0 99 99" svg:d="M0 49c0-27 23-49 50-49s49 22 49 49-22 50-49 50-50-23-50-50z">
          <text:p/>
        </draw:path>
        <draw:path draw:style-name="gr2" draw:text-style-name="P1" draw:layer="layout" svg:width="0.098cm" svg:height="0.098cm" svg:x="15.329cm" svg:y="9.424cm" svg:viewBox="0 0 99 99" svg:d="M0 50c0-28 23-50 50-50s49 22 49 50c0 27-22 49-49 49s-50-22-50-49z">
          <text:p/>
        </draw:path>
        <draw:path draw:style-name="gr2" draw:text-style-name="P1" draw:layer="layout" svg:width="0.098cm" svg:height="0.098cm" svg:x="14.546cm" svg:y="5.751cm" svg:viewBox="0 0 99 99" svg:d="M0 49c0-27 23-49 50-49s49 22 49 49-22 50-49 50-50-23-50-50z">
          <text:p/>
        </draw:path>
        <draw:path draw:style-name="gr2" draw:text-style-name="P1" draw:layer="layout" svg:width="0.098cm" svg:height="0.098cm" svg:x="14.546cm" svg:y="6.685cm" svg:viewBox="0 0 99 99" svg:d="M0 50c0-28 23-50 50-50s49 22 49 50c0 27-22 49-49 49s-50-22-50-49z">
          <text:p/>
        </draw:path>
        <draw:path draw:style-name="gr2" draw:text-style-name="P1" draw:layer="layout" svg:width="0.098cm" svg:height="0.098cm" svg:x="19.007cm" svg:y="8.468cm" svg:viewBox="0 0 99 99" svg:d="M0 50c0-27 22-50 49-50 28 0 50 23 50 50s-22 49-50 49c-27 0-49-22-49-49z">
          <text:p/>
        </draw:path>
        <draw:path draw:style-name="gr2" draw:text-style-name="P1" draw:layer="layout" svg:width="0.098cm" svg:height="0.098cm" svg:x="19.007cm" svg:y="9.402cm" svg:viewBox="0 0 99 99" svg:d="M0 49c0-27 22-49 49-49 28 0 50 22 50 49 0 28-22 50-50 50-27 0-49-22-49-50z">
          <text:p/>
        </draw:path>
        <draw:path draw:style-name="gr2" draw:text-style-name="P1" draw:layer="layout" svg:width="0.098cm" svg:height="0.098cm" svg:x="12.231cm" svg:y="5.575cm" svg:viewBox="0 0 99 99" svg:d="M0 49c0-27 22-49 49-49 28 0 50 22 50 49 0 28-22 50-50 50-27 0-49-22-49-50z">
          <text:p/>
        </draw:path>
        <draw:path draw:style-name="gr2" draw:text-style-name="P1" draw:layer="layout" svg:width="0.098cm" svg:height="0.098cm" svg:x="13.166cm" svg:y="5.575cm" svg:viewBox="0 0 99 99" svg:d="M0 49c0-27 23-49 50-49s49 22 49 49c0 28-22 50-49 50s-50-22-50-50z">
          <text:p/>
        </draw:path>
        <draw:path draw:style-name="gr2" draw:text-style-name="P1" draw:layer="layout" svg:width="0.098cm" svg:height="0.098cm" svg:x="14.581cm" svg:y="8.492cm" svg:viewBox="0 0 99 99" svg:d="M0 49c0-27 22-49 49-49 28 0 50 22 50 49s-22 50-50 50c-27 0-49-23-49-50z">
          <text:p/>
        </draw:path>
        <draw:path draw:style-name="gr2" draw:text-style-name="P1" draw:layer="layout" svg:width="0.098cm" svg:height="0.099cm" svg:x="14.581cm" svg:y="9.426cm" svg:viewBox="0 0 99 100" svg:d="M0 50c0-28 22-50 49-50 28 0 50 22 50 50s-22 50-50 50c-27 0-49-22-49-50z">
          <text:p/>
        </draw:path>
        <draw:path draw:style-name="gr2" draw:text-style-name="P1" draw:layer="layout" svg:width="0.098cm" svg:height="0.098cm" svg:x="14.427cm" svg:y="10.386cm" svg:viewBox="0 0 99 99" svg:d="M0 49c0-27 22-49 50-49 27 0 49 22 49 49 0 28-22 50-49 50-28 0-50-22-50-50z">
          <text:p/>
        </draw:path>
        <draw:path draw:style-name="gr2" draw:text-style-name="P1" draw:layer="layout" svg:width="0.098cm" svg:height="0.098cm" svg:x="15.361cm" svg:y="10.386cm" svg:viewBox="0 0 99 99" svg:d="M0 49c0-27 22-49 49-49 28 0 50 22 50 49 0 28-22 50-50 50-27 0-49-22-49-50z">
          <text:p/>
        </draw:path>
        <draw:path draw:style-name="gr2" draw:text-style-name="P1" draw:layer="layout" svg:width="0.099cm" svg:height="0.098cm" svg:x="18.07cm" svg:y="10.152cm" svg:viewBox="0 0 100 99" svg:d="M0 49c0-27 23-49 50-49 28 0 50 22 50 49s-22 50-50 50c-27 0-50-23-50-50z">
          <text:p/>
        </draw:path>
        <draw:path draw:style-name="gr2" draw:text-style-name="P1" draw:layer="layout" svg:width="0.098cm" svg:height="0.098cm" svg:x="19.005cm" svg:y="10.152cm" svg:viewBox="0 0 99 99" svg:d="M0 49c0-27 22-49 49-49 28 0 50 22 50 49s-22 50-50 50c-27 0-49-23-49-50z">
          <text:p/>
        </draw:path>
        <draw:path draw:style-name="gr2" draw:text-style-name="P1" draw:layer="layout" svg:width="0.098cm" svg:height="0.098cm" svg:x="17.07cm" svg:y="8.48cm" svg:viewBox="0 0 99 99" svg:d="M0 49c0-27 22-49 50-49 27 0 49 22 49 49s-22 50-49 50c-28 0-50-23-50-50z">
          <text:p/>
        </draw:path>
        <draw:path draw:style-name="gr2" draw:text-style-name="P1" draw:layer="layout" svg:width="0.098cm" svg:height="0.098cm" svg:x="17.07cm" svg:y="9.414cm" svg:viewBox="0 0 99 99" svg:d="M0 50c0-28 22-50 50-50 27 0 49 22 49 50 0 27-22 49-49 49-28 0-50-22-50-49z">
          <text:p/>
        </draw:path>
        <draw:path draw:style-name="gr2" draw:text-style-name="P1" draw:layer="layout" svg:width="0.098cm" svg:height="0.098cm" svg:x="15.092cm" svg:y="10.79cm" svg:viewBox="0 0 99 99" svg:d="M0 50c0-28 22-50 49-50 28 0 50 22 50 50 0 27-22 49-50 49-27 0-49-22-49-49z">
          <text:p/>
        </draw:path>
        <draw:path draw:style-name="gr2" draw:text-style-name="P1" draw:layer="layout" svg:width="0.098cm" svg:height="0.098cm" svg:x="15.404cm" svg:y="10.79cm" svg:viewBox="0 0 99 99" svg:d="M0 50c0-28 22-50 50-50 27 0 49 22 49 50 0 27-22 49-49 49-28 0-50-22-50-49z">
          <text:p/>
        </draw:path>
        <draw:path draw:style-name="gr2" draw:text-style-name="P1" draw:layer="layout" svg:width="0.098cm" svg:height="0.098cm" svg:x="15.715cm" svg:y="10.79cm" svg:viewBox="0 0 99 99" svg:d="M0 50c0-28 23-50 50-50s49 22 49 50c0 27-22 49-49 49s-50-22-50-49z">
          <text:p/>
        </draw:path>
        <draw:path draw:style-name="gr2" draw:text-style-name="P1" draw:layer="layout" svg:width="0.098cm" svg:height="0.098cm" svg:x="13.742cm" svg:y="9.95cm" svg:viewBox="0 0 99 99" svg:d="M0 49c0-27 22-49 50-49 27 0 49 22 49 49s-22 50-49 50c-28 0-50-23-50-50z">
          <text:p/>
        </draw:path>
        <draw:path draw:style-name="gr2" draw:text-style-name="P1" draw:layer="layout" svg:width="0.098cm" svg:height="0.098cm" svg:x="14.676cm" svg:y="9.95cm" svg:viewBox="0 0 99 99" svg:d="M0 49c0-27 22-49 49-49 28 0 50 22 50 49s-22 50-50 50c-27 0-49-23-49-50z">
          <text:p/>
        </draw:path>
        <draw:path draw:style-name="gr2" draw:text-style-name="P1" draw:layer="layout" svg:width="0.098cm" svg:height="0.098cm" svg:x="13.057cm" svg:y="10.386cm" svg:viewBox="0 0 99 99" svg:d="M0 49c0-27 22-49 50-49 27 0 49 22 49 49 0 28-22 50-49 50-28 0-50-22-50-50z">
          <text:p/>
        </draw:path>
        <draw:path draw:style-name="gr2" draw:text-style-name="P1" draw:layer="layout" svg:width="0.098cm" svg:height="0.098cm" svg:x="13.991cm" svg:y="10.386cm" svg:viewBox="0 0 99 99" svg:d="M0 49c0-27 22-49 49-49 28 0 50 22 50 49 0 28-22 50-50 50-27 0-49-22-49-50z">
          <text:p/>
        </draw:path>
        <draw:path draw:style-name="gr2" draw:text-style-name="P1" draw:layer="layout" svg:width="0.098cm" svg:height="0.098cm" svg:x="18.59cm" svg:y="8.468cm" svg:viewBox="0 0 99 99" svg:d="M0 50c0-27 22-50 49-50s50 23 50 50-23 49-50 49-49-22-49-49z">
          <text:p/>
        </draw:path>
        <draw:path draw:style-name="gr2" draw:text-style-name="P1" draw:layer="layout" svg:width="0.098cm" svg:height="0.098cm" svg:x="18.59cm" svg:y="8.774cm" svg:viewBox="0 0 99 99" svg:d="M0 49c0-27 22-49 49-49s50 22 50 49-23 50-50 50-49-23-49-50z">
          <text:p/>
        </draw:path>
        <draw:path draw:style-name="gr2" draw:text-style-name="P1" draw:layer="layout" svg:width="0.098cm" svg:height="0.098cm" svg:x="15.612cm" svg:y="6.683cm" svg:viewBox="0 0 99 99" svg:d="M0 50c0-28 23-50 50-50s49 22 49 50c0 27-22 49-49 49s-50-22-50-49z">
          <text:p/>
        </draw:path>
        <draw:path draw:style-name="gr2" draw:text-style-name="P1" draw:layer="layout" svg:width="0.098cm" svg:height="0.098cm" svg:x="15.612cm" svg:y="6.989cm" svg:viewBox="0 0 99 99" svg:d="M0 50c0-27 23-50 50-50s49 23 49 50-22 49-49 49-50-22-50-49z">
          <text:p/>
        </draw:path>
        <draw:path draw:style-name="gr2" draw:text-style-name="P1" draw:layer="layout" svg:width="0.099cm" svg:height="0.098cm" svg:x="15.819cm" svg:y="8.48cm" svg:viewBox="0 0 100 99" svg:d="M0 49c0-27 23-49 50-49 28 0 50 22 50 49s-22 50-50 50c-27 0-50-23-50-50z">
          <text:p/>
        </draw:path>
        <draw:path draw:style-name="gr2" draw:text-style-name="P1" draw:layer="layout" svg:width="0.099cm" svg:height="0.098cm" svg:x="15.819cm" svg:y="9.414cm" svg:viewBox="0 0 100 99" svg:d="M0 50c0-28 23-50 50-50 28 0 50 22 50 50 0 27-22 49-50 49-27 0-50-22-50-49z">
          <text:p/>
        </draw:path>
        <draw:path draw:style-name="gr2" draw:text-style-name="P1" draw:layer="layout" svg:width="0.098cm" svg:height="0.098cm" svg:x="18.21cm" svg:y="8.465cm" svg:viewBox="0 0 99 99" svg:d="M0 50c0-27 22-50 49-50 28 0 50 23 50 50s-22 49-50 49c-27 0-49-22-49-49z">
          <text:p/>
        </draw:path>
        <draw:path draw:style-name="gr2" draw:text-style-name="P1" draw:layer="layout" svg:width="0.098cm" svg:height="0.099cm" svg:x="18.21cm" svg:y="9.399cm" svg:viewBox="0 0 99 100" svg:d="M0 50c0-28 22-50 49-50 28 0 50 22 50 50s-22 50-50 50c-27 0-49-22-49-50z">
          <text:p/>
        </draw:path>
        <draw:path draw:style-name="gr2" draw:text-style-name="P1" draw:layer="layout" svg:width="0.098cm" svg:height="0.098cm" svg:x="14.949cm" svg:y="8.492cm" svg:viewBox="0 0 99 99" svg:d="M0 49c0-27 22-49 49-49s50 22 50 49-23 50-50 50-49-23-49-50z">
          <text:p/>
        </draw:path>
        <draw:path draw:style-name="gr2" draw:text-style-name="P1" draw:layer="layout" svg:width="0.098cm" svg:height="0.098cm" svg:x="14.949cm" svg:y="8.799cm" svg:viewBox="0 0 99 99" svg:d="M0 49c0-27 22-49 49-49s50 22 50 49c0 28-23 50-50 50s-49-22-49-50z">
          <text:p/>
        </draw:path>
        <draw:path draw:style-name="gr2" draw:text-style-name="P1" draw:layer="layout" svg:width="0.098cm" svg:height="0.098cm" svg:x="12.372cm" svg:y="9.95cm" svg:viewBox="0 0 99 99" svg:d="M0 49c0-27 22-49 50-49 27 0 49 22 49 49s-22 50-49 50c-28 0-50-23-50-50z">
          <text:p/>
        </draw:path>
        <draw:path draw:style-name="gr2" draw:text-style-name="P1" draw:layer="layout" svg:width="0.098cm" svg:height="0.098cm" svg:x="13.306cm" svg:y="9.95cm" svg:viewBox="0 0 99 99" svg:d="M0 49c0-27 22-49 49-49 28 0 50 22 50 49s-22 50-50 50c-27 0-49-23-49-50z">
          <text:p/>
        </draw:path>
        <draw:path draw:style-name="gr2" draw:text-style-name="P1" draw:layer="layout" svg:width="0.098cm" svg:height="0.098cm" svg:x="14.104cm" svg:y="5.761cm" svg:viewBox="0 0 99 99" svg:d="M0 49c0-27 22-49 49-49 28 0 50 22 50 49 0 28-22 50-50 50-27 0-49-22-49-50z">
          <text:p/>
        </draw:path>
        <draw:path draw:style-name="gr2" draw:text-style-name="P1" draw:layer="layout" svg:width="0.098cm" svg:height="0.098cm" svg:x="14.104cm" svg:y="6.695cm" svg:viewBox="0 0 99 99" svg:d="M0 50c0-27 22-50 49-50 28 0 50 23 50 50s-22 49-50 49c-27 0-49-22-49-49z">
          <text:p/>
        </draw:path>
        <draw:path draw:style-name="gr2" draw:text-style-name="P1" draw:layer="layout" svg:width="0.098cm" svg:height="0.098cm" svg:x="17.413cm" svg:y="8.48cm" svg:viewBox="0 0 99 99" svg:d="M0 49c0-27 22-49 49-49s50 22 50 49-23 50-50 50-49-23-49-50z">
          <text:p/>
        </draw:path>
        <draw:path draw:style-name="gr2" draw:text-style-name="P1" draw:layer="layout" svg:width="0.098cm" svg:height="0.099cm" svg:x="17.413cm" svg:y="8.786cm" svg:viewBox="0 0 99 100" svg:d="M0 49c0-27 22-49 49-49s50 22 50 49c0 28-23 51-50 51s-49-23-49-51z">
          <text:p/>
        </draw:path>
        <draw:path draw:style-name="gr2" draw:text-style-name="P1" draw:layer="layout" svg:width="0.098cm" svg:height="0.098cm" svg:x="18.538cm" svg:y="10.634cm" svg:viewBox="0 0 99 99" svg:d="M0 49c0-28 22-49 50-49 27 0 49 21 49 49 0 27-22 50-49 50-28 0-50-23-50-50z">
          <text:p/>
        </draw:path>
        <draw:path draw:style-name="gr2" draw:text-style-name="P1" draw:layer="layout" svg:width="0.098cm" svg:height="0.098cm" svg:x="18.538cm" svg:y="11.256cm" svg:viewBox="0 0 99 99" svg:d="M0 49c0-27 22-49 50-49 27 0 49 22 49 49 0 28-22 50-49 50-28 0-50-22-50-50z">
          <text:p/>
        </draw:path>
        <draw:path draw:style-name="gr2" draw:text-style-name="P1" draw:layer="layout" svg:width="0.098cm" svg:height="0.098cm" svg:x="19.16cm" svg:y="10.634cm" svg:viewBox="0 0 99 99" svg:d="M0 49c0-28 22-49 49-49s50 21 50 49c0 27-23 50-50 50s-49-23-49-50z">
          <text:p/>
        </draw:path>
        <draw:path draw:style-name="gr2" draw:text-style-name="P1" draw:layer="layout" svg:width="0.098cm" svg:height="0.098cm" svg:x="19.16cm" svg:y="11.256cm" svg:viewBox="0 0 99 99" svg:d="M0 49c0-27 22-49 49-49s50 22 50 49c0 28-23 50-50 50s-49-22-49-50z">
          <text:p/>
        </draw:path>
        <draw:path draw:style-name="gr2" draw:text-style-name="P1" draw:layer="layout" svg:width="0.098cm" svg:height="0.098cm" svg:x="16.212cm" svg:y="8.48cm" svg:viewBox="0 0 99 99" svg:d="M0 49c0-27 23-49 50-49s49 22 49 49-22 50-49 50-50-23-50-50z">
          <text:p/>
        </draw:path>
        <draw:path draw:style-name="gr2" draw:text-style-name="P1" draw:layer="layout" svg:width="0.098cm" svg:height="0.099cm" svg:x="16.212cm" svg:y="8.786cm" svg:viewBox="0 0 99 100" svg:d="M0 49c0-27 23-49 50-49s49 22 49 49c0 28-22 51-49 51s-50-23-50-51z">
          <text:p/>
        </draw:path>
        <draw:path draw:style-name="gr2" draw:text-style-name="P1" draw:layer="layout" svg:width="0.098cm" svg:height="0.098cm" svg:x="14.987cm" svg:y="5.748cm" svg:viewBox="0 0 99 99" svg:d="M0 49c0-27 22-49 49-49 28 0 50 22 50 49s-22 50-50 50c-27 0-49-23-49-50z">
          <text:p/>
        </draw:path>
        <draw:path draw:style-name="gr2" draw:text-style-name="P1" draw:layer="layout" svg:width="0.098cm" svg:height="0.098cm" svg:x="14.987cm" svg:y="6.683cm" svg:viewBox="0 0 99 99" svg:d="M0 50c0-28 22-50 49-50 28 0 50 22 50 50 0 27-22 49-50 49-27 0-49-22-49-49z">
          <text:p/>
        </draw:path>
        <draw:path draw:style-name="gr2" draw:text-style-name="P1" draw:layer="layout" svg:width="0.098cm" svg:height="0.098cm" svg:x="16.618cm" svg:y="8.479cm" svg:viewBox="0 0 99 99" svg:d="M0 49c0-27 22-49 49-49s50 22 50 49-23 50-50 50-49-23-49-50z">
          <text:p/>
        </draw:path>
        <draw:path draw:style-name="gr2" draw:text-style-name="P1" draw:layer="layout" svg:width="0.098cm" svg:height="0.098cm" svg:x="16.618cm" svg:y="9.413cm" svg:viewBox="0 0 99 99" svg:d="M0 50c0-28 22-50 49-50s50 22 50 50c0 27-23 49-50 49s-49-22-49-49z">
          <text:p/>
        </draw:path>
        <draw:line draw:style-name="gr2" draw:text-style-name="P1" draw:layer="layout" svg:x1="16.621cm" svg:y1="11.293cm" svg:x2="16.621cm" svg:y2="11.415cm">
          <text:p/>
        </draw:line>
        <draw:line draw:style-name="gr2" draw:text-style-name="P1" draw:layer="layout" svg:x1="16.56cm" svg:y1="11.354cm" svg:x2="16.683cm" svg:y2="11.354cm">
          <text:p/>
        </draw:line>
        <draw:polyline draw:style-name="gr2" draw:text-style-name="P1" draw:layer="layout" svg:width="0cm" svg:height="0cm" svg:x="16.673cm" svg:y="11.354cm" svg:viewBox="0 0 0 0" draw:points="0,0">
          <text:p/>
        </draw:polyline>
        <draw:polyline draw:style-name="gr2" draw:text-style-name="P1" draw:layer="layout" svg:width="0cm" svg:height="0cm" svg:x="16.57cm" svg:y="11.354cm" svg:viewBox="0 0 0 0" draw:points="0,0">
          <text:p/>
        </draw:polyline>
        <draw:polyline draw:style-name="gr2" draw:text-style-name="P1" draw:layer="layout" svg:width="0.103cm" svg:height="0.051cm" svg:x="16.57cm" svg:y="11.303cm" svg:viewBox="0 0 104 52" draw:points="104,52 103,47 103,42 102,38 100,33 99,29 97,25 94,21 92,18 89,15 85,12 82,9 78,6 74,4 70,3 66,1 61,0 57,0 52,0 48,0 43,0 39,1 35,3 31,4 27,6 23,9 19,12 16,15 13,18 10,21 8,25 6,29 3,33 2,38 1,42 0,47 0,52">
          <text:p/>
        </draw:polyline>
        <draw:polyline draw:style-name="gr2" draw:text-style-name="P1" draw:layer="layout" svg:width="0.103cm" svg:height="0.051cm" svg:x="16.57cm" svg:y="11.354cm" svg:viewBox="0 0 104 52" draw:points="0,0 0,4 1,9 2,13 3,17 6,21 8,25 10,29 13,33 16,36 19,39 23,42 27,44 31,47 35,49 39,50 43,51 48,52 52,52 57,52 61,51 66,50 70,49 74,47 78,44 82,42 85,39 89,36 92,33 94,29 97,25 99,21 100,17 102,13 103,9 103,4 104,0">
          <text:p/>
        </draw:polyline>
        <draw:line draw:style-name="gr2" draw:text-style-name="P1" draw:layer="layout" svg:x1="16.933cm" svg:y1="11.293cm" svg:x2="16.933cm" svg:y2="11.415cm">
          <text:p/>
        </draw:line>
        <draw:line draw:style-name="gr2" draw:text-style-name="P1" draw:layer="layout" svg:x1="16.871cm" svg:y1="11.354cm" svg:x2="16.994cm" svg:y2="11.354cm">
          <text:p/>
        </draw:line>
        <draw:polyline draw:style-name="gr2" draw:text-style-name="P1" draw:layer="layout" svg:width="0cm" svg:height="0cm" svg:x="16.984cm" svg:y="11.354cm" svg:viewBox="0 0 0 0" draw:points="0,0">
          <text:p/>
        </draw:polyline>
        <draw:polyline draw:style-name="gr2" draw:text-style-name="P1" draw:layer="layout" svg:width="0cm" svg:height="0cm" svg:x="16.881cm" svg:y="11.354cm" svg:viewBox="0 0 0 0" draw:points="0,0">
          <text:p/>
        </draw:polyline>
        <draw:polyline draw:style-name="gr2" draw:text-style-name="P1" draw:layer="layout" svg:width="0.103cm" svg:height="0.051cm" svg:x="16.881cm" svg:y="11.303cm" svg:viewBox="0 0 104 52" draw:points="104,52 104,47 103,42 101,38 100,33 98,29 96,25 94,21 91,18 88,15 85,12 81,9 77,6 73,4 69,3 65,1 61,0 56,0 52,0 47,0 43,0 38,1 34,3 30,4 26,6 22,9 19,12 15,15 12,18 10,21 7,25 5,29 3,33 2,38 1,42 1,47 0,52">
          <text:p/>
        </draw:polyline>
        <draw:polyline draw:style-name="gr2" draw:text-style-name="P1" draw:layer="layout" svg:width="0.103cm" svg:height="0.051cm" svg:x="16.881cm" svg:y="11.354cm" svg:viewBox="0 0 104 52" draw:points="0,0 1,4 1,9 2,13 3,17 5,21 7,25 10,29 12,33 15,36 19,39 22,42 26,44 30,47 34,49 38,50 43,51 47,52 52,52 56,52 61,51 65,50 69,49 73,47 77,44 81,42 85,39 88,36 91,33 94,29 96,25 98,21 100,17 101,13 103,9 104,4 104,0">
          <text:p/>
        </draw:polyline>
        <draw:line draw:style-name="gr2" draw:text-style-name="P1" draw:layer="layout" svg:x1="19.082cm" svg:y1="1.393cm" svg:x2="19.082cm" svg:y2="1.516cm">
          <text:p/>
        </draw:line>
        <draw:line draw:style-name="gr2" draw:text-style-name="P1" draw:layer="layout" svg:x1="19.021cm" svg:y1="1.455cm" svg:x2="19.143cm" svg:y2="1.455cm">
          <text:p/>
        </draw:line>
        <draw:line draw:style-name="gr2" draw:text-style-name="P1" draw:layer="layout" svg:x1="19.082cm" svg:y1="1.705cm" svg:x2="19.082cm" svg:y2="1.827cm">
          <text:p/>
        </draw:line>
        <draw:line draw:style-name="gr2" draw:text-style-name="P1" draw:layer="layout" svg:x1="19.021cm" svg:y1="1.766cm" svg:x2="19.143cm" svg:y2="1.766cm">
          <text:p/>
        </draw:line>
        <draw:line draw:style-name="gr2" draw:text-style-name="P1" draw:layer="layout" svg:x1="13.293cm" svg:y1="6.263cm" svg:x2="13.293cm" svg:y2="6.386cm">
          <text:p/>
        </draw:line>
        <draw:line draw:style-name="gr2" draw:text-style-name="P1" draw:layer="layout" svg:x1="13.231cm" svg:y1="6.325cm" svg:x2="13.354cm" svg:y2="6.325cm">
          <text:p/>
        </draw:line>
        <draw:line draw:style-name="gr2" draw:text-style-name="P1" draw:layer="layout" svg:x1="11.424cm" svg:y1="10.997cm" svg:x2="11.424cm" svg:y2="11.119cm">
          <text:p/>
        </draw:line>
        <draw:line draw:style-name="gr2" draw:text-style-name="P1" draw:layer="layout" svg:x1="11.363cm" svg:y1="11.058cm" svg:x2="11.485cm" svg:y2="11.058cm">
          <text:p/>
        </draw:line>
        <draw:line draw:style-name="gr2" draw:text-style-name="P1" draw:layer="layout" svg:x1="11.735cm" svg:y1="10.997cm" svg:x2="11.735cm" svg:y2="11.119cm">
          <text:p/>
        </draw:line>
        <draw:line draw:style-name="gr2" draw:text-style-name="P1" draw:layer="layout" svg:x1="11.674cm" svg:y1="11.058cm" svg:x2="11.797cm" svg:y2="11.058cm">
          <text:p/>
        </draw:line>
        <draw:line draw:style-name="gr2" draw:text-style-name="P1" draw:layer="layout" svg:x1="10.801cm" svg:y1="7.587cm" svg:x2="10.801cm" svg:y2="7.709cm">
          <text:p/>
        </draw:line>
        <draw:line draw:style-name="gr2" draw:text-style-name="P1" draw:layer="layout" svg:x1="10.74cm" svg:y1="7.648cm" svg:x2="10.862cm" svg:y2="7.648cm">
          <text:p/>
        </draw:line>
        <draw:line draw:style-name="gr2" draw:text-style-name="P1" draw:layer="layout" svg:x1="10.801cm" svg:y1="7.898cm" svg:x2="10.801cm" svg:y2="8.021cm">
          <text:p/>
        </draw:line>
        <draw:line draw:style-name="gr2" draw:text-style-name="P1" draw:layer="layout" svg:x1="10.74cm" svg:y1="7.959cm" svg:x2="10.862cm" svg:y2="7.959cm">
          <text:p/>
        </draw:line>
        <draw:line draw:style-name="gr2" draw:text-style-name="P1" draw:layer="layout" svg:x1="17.341cm" svg:y1="7.662cm" svg:x2="17.341cm" svg:y2="7.784cm">
          <text:p/>
        </draw:line>
        <draw:line draw:style-name="gr2" draw:text-style-name="P1" draw:layer="layout" svg:x1="17.28cm" svg:y1="7.723cm" svg:x2="17.402cm" svg:y2="7.723cm">
          <text:p/>
        </draw:line>
        <draw:line draw:style-name="gr2" draw:text-style-name="P1" draw:layer="layout" svg:x1="17.338cm" svg:y1="4.859cm" svg:x2="17.338cm" svg:y2="4.981cm">
          <text:p/>
        </draw:line>
        <draw:line draw:style-name="gr2" draw:text-style-name="P1" draw:layer="layout" svg:x1="17.277cm" svg:y1="4.92cm" svg:x2="17.399cm" svg:y2="4.92cm">
          <text:p/>
        </draw:line>
        <draw:line draw:style-name="gr2" draw:text-style-name="P1" draw:layer="layout" svg:x1="12.794cm" svg:y1="10.997cm" svg:x2="12.794cm" svg:y2="11.119cm">
          <text:p/>
        </draw:line>
        <draw:line draw:style-name="gr2" draw:text-style-name="P1" draw:layer="layout" svg:x1="12.733cm" svg:y1="11.058cm" svg:x2="12.856cm" svg:y2="11.058cm">
          <text:p/>
        </draw:line>
        <draw:line draw:style-name="gr2" draw:text-style-name="P1" draw:layer="layout" svg:x1="13.106cm" svg:y1="10.997cm" svg:x2="13.106cm" svg:y2="11.119cm">
          <text:p/>
        </draw:line>
        <draw:line draw:style-name="gr2" draw:text-style-name="P1" draw:layer="layout" svg:x1="13.044cm" svg:y1="11.058cm" svg:x2="13.167cm" svg:y2="11.058cm">
          <text:p/>
        </draw:line>
        <draw:line draw:style-name="gr2" draw:text-style-name="P1" draw:layer="layout" svg:x1="18.82cm" svg:y1="5.014cm" svg:x2="18.82cm" svg:y2="5.137cm">
          <text:p/>
        </draw:line>
        <draw:line draw:style-name="gr2" draw:text-style-name="P1" draw:layer="layout" svg:x1="18.759cm" svg:y1="5.076cm" svg:x2="18.881cm" svg:y2="5.076cm">
          <text:p/>
        </draw:line>
        <draw:line draw:style-name="gr2" draw:text-style-name="P1" draw:layer="layout" svg:x1="19.082cm" svg:y1="3.355cm" svg:x2="19.082cm" svg:y2="3.478cm">
          <text:p/>
        </draw:line>
        <draw:line draw:style-name="gr2" draw:text-style-name="P1" draw:layer="layout" svg:x1="19.021cm" svg:y1="3.416cm" svg:x2="19.143cm" svg:y2="3.416cm">
          <text:p/>
        </draw:line>
        <draw:line draw:style-name="gr2" draw:text-style-name="P1" draw:layer="layout" svg:x1="19.082cm" svg:y1="3.666cm" svg:x2="19.082cm" svg:y2="3.789cm">
          <text:p/>
        </draw:line>
        <draw:line draw:style-name="gr2" draw:text-style-name="P1" draw:layer="layout" svg:x1="19.021cm" svg:y1="3.728cm" svg:x2="19.143cm" svg:y2="3.728cm">
          <text:p/>
        </draw:line>
        <draw:polyline draw:style-name="gr2" draw:text-style-name="P1" draw:layer="layout" svg:width="0cm" svg:height="0cm" svg:x="19.133cm" svg:y="3.728cm" svg:viewBox="0 0 0 0" draw:points="0,0">
          <text:p/>
        </draw:polyline>
        <draw:polyline draw:style-name="gr2" draw:text-style-name="P1" draw:layer="layout" svg:width="0cm" svg:height="0cm" svg:x="19.031cm" svg:y="3.728cm" svg:viewBox="0 0 0 0" draw:points="0,0">
          <text:p/>
        </draw:polyline>
        <draw:polyline draw:style-name="gr2" draw:text-style-name="P1" draw:layer="layout" svg:width="0.102cm" svg:height="0.052cm" svg:x="19.031cm" svg:y="3.676cm" svg:viewBox="0 0 103 53" draw:points="103,53 103,48 102,44 101,39 100,35 98,31 96,27 93,23 90,19 87,16 84,12 80,10 77,7 73,5 68,4 64,2 60,1 55,1 51,0 46,1 42,1 38,2 33,4 29,5 25,7 22,10 18,12 15,16 12,19 9,23 7,27 4,31 3,35 1,39 0,44 0,48 0,53">
          <text:p/>
        </draw:polyline>
        <draw:polyline draw:style-name="gr2" draw:text-style-name="P1" draw:layer="layout" svg:width="0.102cm" svg:height="0.051cm" svg:x="19.031cm" svg:y="3.728cm" svg:viewBox="0 0 103 52" draw:points="0,0 0,4 0,9 1,13 3,17 4,22 7,26 9,30 12,34 15,37 18,40 22,43 25,45 29,47 33,49 38,50 42,51 46,52 51,52 55,52 60,51 64,50 68,49 73,47 77,45 80,43 84,40 87,37 90,34 93,30 96,26 98,22 100,17 101,13 102,9 103,4 103,0">
          <text:p/>
        </draw:polyline>
        <draw:line draw:style-name="gr2" draw:text-style-name="P1" draw:layer="layout" svg:x1="14.164cm" svg:y1="10.997cm" svg:x2="14.164cm" svg:y2="11.119cm">
          <text:p/>
        </draw:line>
        <draw:line draw:style-name="gr2" draw:text-style-name="P1" draw:layer="layout" svg:x1="14.103cm" svg:y1="11.058cm" svg:x2="14.226cm" svg:y2="11.058cm">
          <text:p/>
        </draw:line>
        <draw:line draw:style-name="gr2" draw:text-style-name="P1" draw:layer="layout" svg:x1="14.476cm" svg:y1="10.997cm" svg:x2="14.476cm" svg:y2="11.119cm">
          <text:p/>
        </draw:line>
        <draw:line draw:style-name="gr2" draw:text-style-name="P1" draw:layer="layout" svg:x1="14.415cm" svg:y1="11.058cm" svg:x2="14.537cm" svg:y2="11.058cm">
          <text:p/>
        </draw:line>
        <draw:line draw:style-name="gr2" draw:text-style-name="P1" draw:layer="layout" svg:x1="18.82cm" svg:y1="7.506cm" svg:x2="18.82cm" svg:y2="7.628cm">
          <text:p/>
        </draw:line>
        <draw:line draw:style-name="gr2" draw:text-style-name="P1" draw:layer="layout" svg:x1="18.759cm" svg:y1="7.567cm" svg:x2="18.881cm" svg:y2="7.567cm">
          <text:p/>
        </draw:line>
        <draw:line draw:style-name="gr2" draw:text-style-name="P1" draw:layer="layout" svg:x1="10.801cm" svg:y1="5.485cm" svg:x2="10.801cm" svg:y2="5.607cm">
          <text:p/>
        </draw:line>
        <draw:line draw:style-name="gr2" draw:text-style-name="P1" draw:layer="layout" svg:x1="10.74cm" svg:y1="5.546cm" svg:x2="10.862cm" svg:y2="5.546cm">
          <text:p/>
        </draw:line>
        <draw:line draw:style-name="gr2" draw:text-style-name="P1" draw:layer="layout" svg:x1="10.801cm" svg:y1="5.796cm" svg:x2="10.801cm" svg:y2="5.919cm">
          <text:p/>
        </draw:line>
        <draw:line draw:style-name="gr2" draw:text-style-name="P1" draw:layer="layout" svg:x1="10.74cm" svg:y1="5.857cm" svg:x2="10.862cm" svg:y2="5.857cm">
          <text:p/>
        </draw:line>
        <draw:polyline draw:style-name="gr2" draw:text-style-name="P1" draw:layer="layout" svg:width="0cm" svg:height="0cm" svg:x="10.75cm" svg:y="5.857cm" svg:viewBox="0 0 0 0" draw:points="0,0">
          <text:p/>
        </draw:polyline>
        <draw:polyline draw:style-name="gr2" draw:text-style-name="P1" draw:layer="layout" svg:width="0cm" svg:height="0cm" svg:x="10.852cm" svg:y="5.857cm" svg:viewBox="0 0 0 0" draw:points="0,0">
          <text:p/>
        </draw:polyline>
        <draw:polyline draw:style-name="gr2" draw:text-style-name="P1" draw:layer="layout" svg:width="0.102cm" svg:height="0.052cm" svg:x="10.75cm" svg:y="5.857cm" svg:viewBox="0 0 103 53" draw:points="0,0 0,5 1,9 2,14 3,18 5,22 7,26 9,30 13,33 16,38 19,41 23,43 27,46 31,48 35,50 39,51 43,52 48,53 52,53 57,53 61,52 65,51 70,50 74,48 78,46 82,43 85,41 88,38 91,33 94,30 97,26 99,22 100,18 102,14 103,9 103,5 103,0">
          <text:p/>
        </draw:polyline>
        <draw:polyline draw:style-name="gr2" draw:text-style-name="P1" draw:layer="layout" svg:width="0.102cm" svg:height="0.051cm" svg:x="10.75cm" svg:y="5.806cm" svg:viewBox="0 0 103 52" draw:points="103,52 103,48 103,44 102,39 100,35 99,30 97,26 94,22 91,18 88,15 85,12 82,9 78,7 74,5 70,3 65,2 61,1 57,0 52,0 48,0 43,1 39,2 35,3 31,5 27,7 23,9 19,12 16,15 13,18 9,22 7,26 5,30 3,35 2,39 1,44 0,48 0,52">
          <text:p/>
        </draw:polyline>
        <draw:line draw:style-name="gr2" draw:text-style-name="P1" draw:layer="layout" svg:x1="10.801cm" svg:y1="6.108cm" svg:x2="10.801cm" svg:y2="6.23cm">
          <text:p/>
        </draw:line>
        <draw:line draw:style-name="gr2" draw:text-style-name="P1" draw:layer="layout" svg:x1="10.74cm" svg:y1="6.169cm" svg:x2="10.862cm" svg:y2="6.169cm">
          <text:p/>
        </draw:line>
        <draw:line draw:style-name="gr2" draw:text-style-name="P1" draw:layer="layout" svg:x1="10.801cm" svg:y1="6.419cm" svg:x2="10.801cm" svg:y2="6.542cm">
          <text:p/>
        </draw:line>
        <draw:line draw:style-name="gr2" draw:text-style-name="P1" draw:layer="layout" svg:x1="10.74cm" svg:y1="6.48cm" svg:x2="10.862cm" svg:y2="6.48cm">
          <text:p/>
        </draw:line>
        <draw:line draw:style-name="gr2" draw:text-style-name="P1" draw:layer="layout" svg:x1="10.801cm" svg:y1="6.73cm" svg:x2="10.801cm" svg:y2="6.853cm">
          <text:p/>
        </draw:line>
        <draw:line draw:style-name="gr2" draw:text-style-name="P1" draw:layer="layout" svg:x1="10.74cm" svg:y1="6.792cm" svg:x2="10.862cm" svg:y2="6.792cm">
          <text:p/>
        </draw:line>
        <draw:line draw:style-name="gr2" draw:text-style-name="P1" draw:layer="layout" svg:x1="10.801cm" svg:y1="7.042cm" svg:x2="10.801cm" svg:y2="7.164cm">
          <text:p/>
        </draw:line>
        <draw:line draw:style-name="gr2" draw:text-style-name="P1" draw:layer="layout" svg:x1="10.74cm" svg:y1="7.103cm" svg:x2="10.862cm" svg:y2="7.103cm">
          <text:p/>
        </draw:line>
        <draw:line draw:style-name="gr2" draw:text-style-name="P1" draw:layer="layout" svg:x1="13.479cm" svg:y1="10.997cm" svg:x2="13.479cm" svg:y2="11.119cm">
          <text:p/>
        </draw:line>
        <draw:line draw:style-name="gr2" draw:text-style-name="P1" draw:layer="layout" svg:x1="13.418cm" svg:y1="11.058cm" svg:x2="13.541cm" svg:y2="11.058cm">
          <text:p/>
        </draw:line>
        <draw:line draw:style-name="gr2" draw:text-style-name="P1" draw:layer="layout" svg:x1="13.791cm" svg:y1="10.997cm" svg:x2="13.791cm" svg:y2="11.119cm">
          <text:p/>
        </draw:line>
        <draw:line draw:style-name="gr2" draw:text-style-name="P1" draw:layer="layout" svg:x1="13.729cm" svg:y1="11.058cm" svg:x2="13.852cm" svg:y2="11.058cm">
          <text:p/>
        </draw:line>
        <draw:line draw:style-name="gr2" draw:text-style-name="P1" draw:layer="layout" svg:x1="11.813cm" svg:y1="7.506cm" svg:x2="11.813cm" svg:y2="7.628cm">
          <text:p/>
        </draw:line>
        <draw:line draw:style-name="gr2" draw:text-style-name="P1" draw:layer="layout" svg:x1="11.752cm" svg:y1="7.567cm" svg:x2="11.875cm" svg:y2="7.567cm">
          <text:p/>
        </draw:line>
        <draw:line draw:style-name="gr2" draw:text-style-name="P1" draw:layer="layout" svg:x1="12.234cm" svg:y1="5.018cm" svg:x2="12.234cm" svg:y2="5.14cm">
          <text:p/>
        </draw:line>
        <draw:line draw:style-name="gr2" draw:text-style-name="P1" draw:layer="layout" svg:x1="12.173cm" svg:y1="5.079cm" svg:x2="12.295cm" svg:y2="5.079cm">
          <text:p/>
        </draw:line>
        <draw:line draw:style-name="gr2" draw:text-style-name="P1" draw:layer="layout" svg:x1="12.234cm" svg:y1="7.509cm" svg:x2="12.234cm" svg:y2="7.632cm">
          <text:p/>
        </draw:line>
        <draw:line draw:style-name="gr2" draw:text-style-name="P1" draw:layer="layout" svg:x1="12.173cm" svg:y1="7.57cm" svg:x2="12.295cm" svg:y2="7.57cm">
          <text:p/>
        </draw:line>
        <draw:line draw:style-name="gr2" draw:text-style-name="P1" draw:layer="layout" svg:x1="12.545cm" svg:y1="5.018cm" svg:x2="12.545cm" svg:y2="5.14cm">
          <text:p/>
        </draw:line>
        <draw:line draw:style-name="gr2" draw:text-style-name="P1" draw:layer="layout" svg:x1="12.484cm" svg:y1="5.079cm" svg:x2="12.607cm" svg:y2="5.079cm">
          <text:p/>
        </draw:line>
        <draw:line draw:style-name="gr2" draw:text-style-name="P1" draw:layer="layout" svg:x1="12.545cm" svg:y1="7.509cm" svg:x2="12.545cm" svg:y2="7.632cm">
          <text:p/>
        </draw:line>
        <draw:line draw:style-name="gr2" draw:text-style-name="P1" draw:layer="layout" svg:x1="12.484cm" svg:y1="7.57cm" svg:x2="12.607cm" svg:y2="7.57cm">
          <text:p/>
        </draw:line>
        <draw:line draw:style-name="gr2" draw:text-style-name="P1" draw:layer="layout" svg:x1="12.857cm" svg:y1="5.018cm" svg:x2="12.857cm" svg:y2="5.14cm">
          <text:p/>
        </draw:line>
        <draw:line draw:style-name="gr2" draw:text-style-name="P1" draw:layer="layout" svg:x1="12.795cm" svg:y1="5.079cm" svg:x2="12.918cm" svg:y2="5.079cm">
          <text:p/>
        </draw:line>
        <draw:line draw:style-name="gr2" draw:text-style-name="P1" draw:layer="layout" svg:x1="12.857cm" svg:y1="7.509cm" svg:x2="12.857cm" svg:y2="7.632cm">
          <text:p/>
        </draw:line>
        <draw:line draw:style-name="gr2" draw:text-style-name="P1" draw:layer="layout" svg:x1="12.795cm" svg:y1="7.57cm" svg:x2="12.918cm" svg:y2="7.57cm">
          <text:p/>
        </draw:line>
        <draw:line draw:style-name="gr2" draw:text-style-name="P1" draw:layer="layout" svg:x1="13.168cm" svg:y1="5.018cm" svg:x2="13.168cm" svg:y2="5.14cm">
          <text:p/>
        </draw:line>
        <draw:line draw:style-name="gr2" draw:text-style-name="P1" draw:layer="layout" svg:x1="13.107cm" svg:y1="5.079cm" svg:x2="13.229cm" svg:y2="5.079cm">
          <text:p/>
        </draw:line>
        <draw:line draw:style-name="gr2" draw:text-style-name="P1" draw:layer="layout" svg:x1="13.168cm" svg:y1="7.509cm" svg:x2="13.168cm" svg:y2="7.632cm">
          <text:p/>
        </draw:line>
        <draw:line draw:style-name="gr2" draw:text-style-name="P1" draw:layer="layout" svg:x1="13.107cm" svg:y1="7.57cm" svg:x2="13.229cm" svg:y2="7.57cm">
          <text:p/>
        </draw:line>
        <draw:line draw:style-name="gr2" draw:text-style-name="P1" draw:layer="layout" svg:x1="13.48cm" svg:y1="5.018cm" svg:x2="13.48cm" svg:y2="5.14cm">
          <text:p/>
        </draw:line>
        <draw:line draw:style-name="gr2" draw:text-style-name="P1" draw:layer="layout" svg:x1="13.418cm" svg:y1="5.079cm" svg:x2="13.541cm" svg:y2="5.079cm">
          <text:p/>
        </draw:line>
        <draw:polyline draw:style-name="gr2" draw:text-style-name="P1" draw:layer="layout" svg:width="0cm" svg:height="0cm" svg:x="13.48cm" svg:y="5.028cm" svg:viewBox="0 0 0 0" draw:points="0,0">
          <text:p/>
        </draw:polyline>
        <draw:polyline draw:style-name="gr2" draw:text-style-name="P1" draw:layer="layout" svg:width="0cm" svg:height="0cm" svg:x="13.48cm" svg:y="5.13cm" svg:viewBox="0 0 0 0" draw:points="0,0">
          <text:p/>
        </draw:polyline>
        <draw:polyline draw:style-name="gr2" draw:text-style-name="P1" draw:layer="layout" svg:width="0.052cm" svg:height="0.102cm" svg:x="13.428cm" svg:y="5.028cm" svg:viewBox="0 0 53 103" draw:points="53,0 48,0 44,0 39,1 35,3 31,4 27,6 23,9 20,12 16,15 13,18 9,22 7,26 5,30 3,34 2,39 1,43 0,47 0,52 0,56 1,61 2,65 3,69 5,74 7,78 9,81 13,85 16,88 20,91 23,94 27,96 31,98 35,100 39,101 44,102 48,103 53,103">
          <text:p/>
        </draw:polyline>
        <draw:polyline draw:style-name="gr2" draw:text-style-name="P1" draw:layer="layout" svg:width="0.051cm" svg:height="0.102cm" svg:x="13.48cm" svg:y="5.028cm" svg:viewBox="0 0 52 103" draw:points="0,103 4,103 8,102 14,101 18,100 22,98 26,96 30,94 33,91 37,88 40,85 43,81 45,78 47,74 49,69 50,65 51,61 52,56 52,52 52,47 51,43 50,39 49,34 47,30 45,26 43,22 40,18 37,15 33,12 30,9 26,6 22,4 18,3 14,1 8,0 4,0 0,0">
          <text:p/>
        </draw:polyline>
        <draw:line draw:style-name="gr2" draw:text-style-name="P1" draw:layer="layout" svg:x1="13.48cm" svg:y1="7.509cm" svg:x2="13.48cm" svg:y2="7.632cm">
          <text:p/>
        </draw:line>
        <draw:line draw:style-name="gr2" draw:text-style-name="P1" draw:layer="layout" svg:x1="13.418cm" svg:y1="7.57cm" svg:x2="13.541cm" svg:y2="7.57cm">
          <text:p/>
        </draw:line>
        <draw:line draw:style-name="gr2" draw:text-style-name="P1" draw:layer="layout" svg:x1="13.791cm" svg:y1="5.018cm" svg:x2="13.791cm" svg:y2="5.14cm">
          <text:p/>
        </draw:line>
        <draw:line draw:style-name="gr2" draw:text-style-name="P1" draw:layer="layout" svg:x1="13.73cm" svg:y1="5.079cm" svg:x2="13.852cm" svg:y2="5.079cm">
          <text:p/>
        </draw:line>
        <draw:line draw:style-name="gr2" draw:text-style-name="P1" draw:layer="layout" svg:x1="13.791cm" svg:y1="7.509cm" svg:x2="13.791cm" svg:y2="7.632cm">
          <text:p/>
        </draw:line>
        <draw:line draw:style-name="gr2" draw:text-style-name="P1" draw:layer="layout" svg:x1="13.73cm" svg:y1="7.57cm" svg:x2="13.852cm" svg:y2="7.57cm">
          <text:p/>
        </draw:line>
        <draw:line draw:style-name="gr2" draw:text-style-name="P1" draw:layer="layout" svg:x1="14.102cm" svg:y1="5.018cm" svg:x2="14.102cm" svg:y2="5.14cm">
          <text:p/>
        </draw:line>
        <draw:line draw:style-name="gr2" draw:text-style-name="P1" draw:layer="layout" svg:x1="14.041cm" svg:y1="5.079cm" svg:x2="14.164cm" svg:y2="5.079cm">
          <text:p/>
        </draw:line>
        <draw:line draw:style-name="gr2" draw:text-style-name="P1" draw:layer="layout" svg:x1="14.102cm" svg:y1="7.509cm" svg:x2="14.102cm" svg:y2="7.632cm">
          <text:p/>
        </draw:line>
        <draw:line draw:style-name="gr2" draw:text-style-name="P1" draw:layer="layout" svg:x1="14.041cm" svg:y1="7.57cm" svg:x2="14.164cm" svg:y2="7.57cm">
          <text:p/>
        </draw:line>
        <draw:line draw:style-name="gr2" draw:text-style-name="P1" draw:layer="layout" svg:x1="14.414cm" svg:y1="5.018cm" svg:x2="14.414cm" svg:y2="5.14cm">
          <text:p/>
        </draw:line>
        <draw:line draw:style-name="gr2" draw:text-style-name="P1" draw:layer="layout" svg:x1="14.352cm" svg:y1="5.079cm" svg:x2="14.475cm" svg:y2="5.079cm">
          <text:p/>
        </draw:line>
        <draw:polyline draw:style-name="gr2" draw:text-style-name="P1" draw:layer="layout" svg:width="0cm" svg:height="0cm" svg:x="14.414cm" svg:y="5.028cm" svg:viewBox="0 0 0 0" draw:points="0,0">
          <text:p/>
        </draw:polyline>
        <draw:polyline draw:style-name="gr2" draw:text-style-name="P1" draw:layer="layout" svg:width="0cm" svg:height="0cm" svg:x="14.414cm" svg:y="5.13cm" svg:viewBox="0 0 0 0" draw:points="0,0">
          <text:p/>
        </draw:polyline>
        <draw:polyline draw:style-name="gr2" draw:text-style-name="P1" draw:layer="layout" svg:width="0.052cm" svg:height="0.102cm" svg:x="14.362cm" svg:y="5.028cm" svg:viewBox="0 0 53 103" draw:points="53,0 48,0 43,0 38,1 34,3 30,4 26,6 22,9 19,12 15,15 12,18 10,22 7,26 5,30 4,34 2,39 1,43 1,47 0,52 1,56 1,61 2,65 4,69 5,74 7,78 10,81 12,85 15,88 19,91 22,94 26,96 30,98 34,100 38,101 43,102 48,103 53,103">
          <text:p/>
        </draw:polyline>
        <draw:polyline draw:style-name="gr2" draw:text-style-name="P1" draw:layer="layout" svg:width="0.051cm" svg:height="0.102cm" svg:x="14.414cm" svg:y="5.028cm" svg:viewBox="0 0 52 103" draw:points="0,103 4,103 9,102 13,101 17,100 21,98 25,96 29,94 33,91 36,88 39,85 42,81 44,78 47,74 49,69 50,65 51,61 52,56 52,52 52,47 51,43 50,39 49,34 47,30 44,26 42,22 39,18 36,15 33,12 29,9 25,6 21,4 17,3 13,1 9,0 4,0 0,0">
          <text:p/>
        </draw:polyline>
        <draw:line draw:style-name="gr2" draw:text-style-name="P1" draw:layer="layout" svg:x1="14.414cm" svg:y1="7.509cm" svg:x2="14.414cm" svg:y2="7.632cm">
          <text:p/>
        </draw:line>
        <draw:line draw:style-name="gr2" draw:text-style-name="P1" draw:layer="layout" svg:x1="14.352cm" svg:y1="7.57cm" svg:x2="14.475cm" svg:y2="7.57cm">
          <text:p/>
        </draw:line>
        <draw:line draw:style-name="gr2" draw:text-style-name="P1" draw:layer="layout" svg:x1="14.725cm" svg:y1="5.018cm" svg:x2="14.725cm" svg:y2="5.14cm">
          <text:p/>
        </draw:line>
        <draw:line draw:style-name="gr2" draw:text-style-name="P1" draw:layer="layout" svg:x1="14.664cm" svg:y1="5.079cm" svg:x2="14.786cm" svg:y2="5.079cm">
          <text:p/>
        </draw:line>
        <draw:line draw:style-name="gr2" draw:text-style-name="P1" draw:layer="layout" svg:x1="14.725cm" svg:y1="7.509cm" svg:x2="14.725cm" svg:y2="7.632cm">
          <text:p/>
        </draw:line>
        <draw:line draw:style-name="gr2" draw:text-style-name="P1" draw:layer="layout" svg:x1="14.664cm" svg:y1="7.57cm" svg:x2="14.786cm" svg:y2="7.57cm">
          <text:p/>
        </draw:line>
        <draw:line draw:style-name="gr2" draw:text-style-name="P1" draw:layer="layout" svg:x1="15.037cm" svg:y1="5.018cm" svg:x2="15.037cm" svg:y2="5.14cm">
          <text:p/>
        </draw:line>
        <draw:line draw:style-name="gr2" draw:text-style-name="P1" draw:layer="layout" svg:x1="14.975cm" svg:y1="5.079cm" svg:x2="15.098cm" svg:y2="5.079cm">
          <text:p/>
        </draw:line>
        <draw:polyline draw:style-name="gr2" draw:text-style-name="P1" draw:layer="layout" svg:width="0cm" svg:height="0cm" svg:x="15.037cm" svg:y="5.028cm" svg:viewBox="0 0 0 0" draw:points="0,0">
          <text:p/>
        </draw:polyline>
        <draw:polyline draw:style-name="gr2" draw:text-style-name="P1" draw:layer="layout" svg:width="0cm" svg:height="0cm" svg:x="15.037cm" svg:y="5.13cm" svg:viewBox="0 0 0 0" draw:points="0,0">
          <text:p/>
        </draw:polyline>
        <draw:polyline draw:style-name="gr2" draw:text-style-name="P1" draw:layer="layout" svg:width="0.052cm" svg:height="0.102cm" svg:x="14.985cm" svg:y="5.028cm" svg:viewBox="0 0 53 103" draw:points="53,0 48,0 44,0 39,1 34,3 30,4 26,6 22,9 19,12 15,15 12,18 10,22 7,26 5,30 3,34 2,39 1,43 0,47 0,52 0,56 1,61 2,65 3,69 5,74 7,78 10,81 12,85 15,88 19,91 22,94 26,96 30,98 34,100 39,101 44,102 48,103 53,103">
          <text:p/>
        </draw:polyline>
        <draw:polyline draw:style-name="gr2" draw:text-style-name="P1" draw:layer="layout" svg:width="0.051cm" svg:height="0.102cm" svg:x="15.037cm" svg:y="5.028cm" svg:viewBox="0 0 52 103" draw:points="0,103 4,103 8,102 13,101 17,100 21,98 25,96 29,94 33,91 37,88 40,85 43,81 45,78 47,74 49,69 50,65 51,61 52,56 52,52 52,47 51,43 50,39 49,34 47,30 45,26 43,22 40,18 37,15 33,12 29,9 25,6 21,4 17,3 13,1 8,0 4,0 0,0">
          <text:p/>
        </draw:polyline>
        <draw:line draw:style-name="gr2" draw:text-style-name="P1" draw:layer="layout" svg:x1="15.037cm" svg:y1="7.509cm" svg:x2="15.037cm" svg:y2="7.632cm">
          <text:p/>
        </draw:line>
        <draw:line draw:style-name="gr2" draw:text-style-name="P1" draw:layer="layout" svg:x1="14.975cm" svg:y1="7.57cm" svg:x2="15.098cm" svg:y2="7.57cm">
          <text:p/>
        </draw:line>
        <draw:line draw:style-name="gr2" draw:text-style-name="P1" draw:layer="layout" svg:x1="15.348cm" svg:y1="5.018cm" svg:x2="15.348cm" svg:y2="5.14cm">
          <text:p/>
        </draw:line>
        <draw:line draw:style-name="gr2" draw:text-style-name="P1" draw:layer="layout" svg:x1="15.287cm" svg:y1="5.079cm" svg:x2="15.409cm" svg:y2="5.079cm">
          <text:p/>
        </draw:line>
        <draw:polyline draw:style-name="gr2" draw:text-style-name="P1" draw:layer="layout" svg:width="0cm" svg:height="0cm" svg:x="15.348cm" svg:y="5.028cm" svg:viewBox="0 0 0 0" draw:points="0,0">
          <text:p/>
        </draw:polyline>
        <draw:polyline draw:style-name="gr2" draw:text-style-name="P1" draw:layer="layout" svg:width="0cm" svg:height="0cm" svg:x="15.348cm" svg:y="5.13cm" svg:viewBox="0 0 0 0" draw:points="0,0">
          <text:p/>
        </draw:polyline>
        <draw:polyline draw:style-name="gr2" draw:text-style-name="P1" draw:layer="layout" svg:width="0.051cm" svg:height="0.102cm" svg:x="15.297cm" svg:y="5.028cm" svg:viewBox="0 0 52 103" draw:points="52,0 48,0 43,0 39,1 34,3 30,4 25,6 22,9 18,12 15,15 12,18 9,22 7,26 5,30 3,34 1,39 0,43 0,47 0,52 0,56 0,61 1,65 3,69 5,74 7,78 9,81 12,85 15,88 18,91 22,94 25,96 30,98 34,100 39,101 43,102 48,103 52,103">
          <text:p/>
        </draw:polyline>
        <draw:polyline draw:style-name="gr2" draw:text-style-name="P1" draw:layer="layout" svg:width="0.051cm" svg:height="0.102cm" svg:x="15.348cm" svg:y="5.028cm" svg:viewBox="0 0 52 103" draw:points="0,103 4,103 9,102 13,101 18,100 22,98 26,96 30,94 34,91 37,88 40,85 43,81 45,78 47,74 49,69 51,65 52,61 52,56 52,52 52,47 52,43 51,39 49,34 47,30 45,26 43,22 40,18 37,15 34,12 30,9 26,6 22,4 18,3 13,1 9,0 4,0 0,0">
          <text:p/>
        </draw:polyline>
        <draw:line draw:style-name="gr2" draw:text-style-name="P1" draw:layer="layout" svg:x1="15.348cm" svg:y1="7.509cm" svg:x2="15.348cm" svg:y2="7.632cm">
          <text:p/>
        </draw:line>
        <draw:line draw:style-name="gr2" draw:text-style-name="P1" draw:layer="layout" svg:x1="15.287cm" svg:y1="7.57cm" svg:x2="15.409cm" svg:y2="7.57cm">
          <text:p/>
        </draw:line>
        <draw:polyline draw:style-name="gr2" draw:text-style-name="P1" draw:layer="layout" svg:width="0cm" svg:height="0cm" svg:x="15.348cm" svg:y="7.519cm" svg:viewBox="0 0 0 0" draw:points="0,0">
          <text:p/>
        </draw:polyline>
        <draw:polyline draw:style-name="gr2" draw:text-style-name="P1" draw:layer="layout" svg:width="0cm" svg:height="0cm" svg:x="15.348cm" svg:y="7.622cm" svg:viewBox="0 0 0 0" draw:points="0,0">
          <text:p/>
        </draw:polyline>
        <draw:polyline draw:style-name="gr2" draw:text-style-name="P1" draw:layer="layout" svg:width="0.051cm" svg:height="0.103cm" svg:x="15.297cm" svg:y="7.519cm" svg:viewBox="0 0 52 104" draw:points="52,0 48,0 43,1 39,2 34,3 30,5 25,7 22,9 18,12 15,15 12,18 9,22 7,26 5,30 3,34 1,38 0,42 0,47 0,51 0,56 0,60 1,65 3,69 5,73 7,77 9,82 12,85 15,88 18,92 22,94 25,97 30,99 34,100 39,102 43,103 48,103 52,104">
          <text:p/>
        </draw:polyline>
        <draw:polyline draw:style-name="gr2" draw:text-style-name="P1" draw:layer="layout" svg:width="0.051cm" svg:height="0.103cm" svg:x="15.348cm" svg:y="7.519cm" svg:viewBox="0 0 52 104" draw:points="0,104 4,103 9,103 13,102 18,100 22,99 26,97 30,94 34,92 37,88 40,85 43,82 45,77 47,73 49,69 51,65 52,60 52,56 52,51 52,47 52,42 51,38 49,34 47,30 45,26 43,22 40,18 37,15 34,12 30,9 26,7 22,5 18,3 13,2 9,1 4,0 0,0">
          <text:p/>
        </draw:polyline>
        <draw:line draw:style-name="gr2" draw:text-style-name="P1" draw:layer="layout" svg:x1="15.659cm" svg:y1="5.018cm" svg:x2="15.659cm" svg:y2="5.14cm">
          <text:p/>
        </draw:line>
        <draw:line draw:style-name="gr2" draw:text-style-name="P1" draw:layer="layout" svg:x1="15.598cm" svg:y1="5.079cm" svg:x2="15.721cm" svg:y2="5.079cm">
          <text:p/>
        </draw:line>
        <draw:polyline draw:style-name="gr2" draw:text-style-name="P1" draw:layer="layout" svg:width="0cm" svg:height="0cm" svg:x="15.659cm" svg:y="5.028cm" svg:viewBox="0 0 0 0" draw:points="0,0">
          <text:p/>
        </draw:polyline>
        <draw:polyline draw:style-name="gr2" draw:text-style-name="P1" draw:layer="layout" svg:width="0cm" svg:height="0cm" svg:x="15.659cm" svg:y="5.13cm" svg:viewBox="0 0 0 0" draw:points="0,0">
          <text:p/>
        </draw:polyline>
        <draw:polyline draw:style-name="gr2" draw:text-style-name="P1" draw:layer="layout" svg:width="0.051cm" svg:height="0.102cm" svg:x="15.608cm" svg:y="5.028cm" svg:viewBox="0 0 52 103" draw:points="52,0 48,0 43,0 39,1 35,3 31,4 27,6 22,9 18,12 15,15 12,18 9,22 7,26 5,30 3,34 2,39 1,43 0,47 0,52 0,56 1,61 2,65 3,69 5,74 7,78 9,81 12,85 15,88 18,91 22,94 27,96 31,98 35,100 39,101 43,102 48,103 52,103">
          <text:p/>
        </draw:polyline>
        <draw:polyline draw:style-name="gr2" draw:text-style-name="P1" draw:layer="layout" svg:width="0.052cm" svg:height="0.102cm" svg:x="15.659cm" svg:y="5.028cm" svg:viewBox="0 0 53 103" draw:points="0,103 5,103 9,102 14,101 18,100 22,98 27,96 31,94 34,91 38,88 41,85 43,81 46,78 48,74 50,69 51,65 52,61 53,56 53,52 53,47 52,43 51,39 50,34 48,30 46,26 43,22 41,18 38,15 34,12 31,9 27,6 22,4 18,3 14,1 9,0 5,0 0,0">
          <text:p/>
        </draw:polyline>
        <draw:line draw:style-name="gr2" draw:text-style-name="P1" draw:layer="layout" svg:x1="15.659cm" svg:y1="7.509cm" svg:x2="15.659cm" svg:y2="7.632cm">
          <text:p/>
        </draw:line>
        <draw:line draw:style-name="gr2" draw:text-style-name="P1" draw:layer="layout" svg:x1="15.598cm" svg:y1="7.57cm" svg:x2="15.721cm" svg:y2="7.57cm">
          <text:p/>
        </draw:line>
        <draw:polyline draw:style-name="gr2" draw:text-style-name="P1" draw:layer="layout" svg:width="0cm" svg:height="0cm" svg:x="15.659cm" svg:y="7.519cm" svg:viewBox="0 0 0 0" draw:points="0,0">
          <text:p/>
        </draw:polyline>
        <draw:polyline draw:style-name="gr2" draw:text-style-name="P1" draw:layer="layout" svg:width="0cm" svg:height="0cm" svg:x="15.659cm" svg:y="7.622cm" svg:viewBox="0 0 0 0" draw:points="0,0">
          <text:p/>
        </draw:polyline>
        <draw:polyline draw:style-name="gr2" draw:text-style-name="P1" draw:layer="layout" svg:width="0.051cm" svg:height="0.103cm" svg:x="15.608cm" svg:y="7.519cm" svg:viewBox="0 0 52 104" draw:points="52,0 48,0 43,1 39,2 35,3 31,5 27,7 22,9 18,12 15,15 12,18 9,22 7,26 5,30 3,34 2,38 1,42 0,47 0,51 0,56 1,60 2,65 3,69 5,73 7,77 9,82 12,85 15,88 18,92 22,94 27,97 31,99 35,100 39,102 43,103 48,103 52,104">
          <text:p/>
        </draw:polyline>
        <draw:polyline draw:style-name="gr2" draw:text-style-name="P1" draw:layer="layout" svg:width="0.052cm" svg:height="0.103cm" svg:x="15.659cm" svg:y="7.519cm" svg:viewBox="0 0 53 104" draw:points="0,104 5,103 9,103 14,102 18,100 22,99 27,97 31,94 34,92 38,88 41,85 43,82 46,77 48,73 50,69 51,65 52,60 53,56 53,51 53,47 52,42 51,38 50,34 48,30 46,26 43,22 41,18 38,15 34,12 31,9 27,7 22,5 18,3 14,2 9,1 5,0 0,0">
          <text:p/>
        </draw:polyline>
        <draw:line draw:style-name="gr2" draw:text-style-name="P1" draw:layer="layout" svg:x1="15.971cm" svg:y1="5.018cm" svg:x2="15.971cm" svg:y2="5.14cm">
          <text:p/>
        </draw:line>
        <draw:line draw:style-name="gr2" draw:text-style-name="P1" draw:layer="layout" svg:x1="15.91cm" svg:y1="5.079cm" svg:x2="16.032cm" svg:y2="5.079cm">
          <text:p/>
        </draw:line>
        <draw:polyline draw:style-name="gr2" draw:text-style-name="P1" draw:layer="layout" svg:width="0cm" svg:height="0cm" svg:x="15.971cm" svg:y="5.028cm" svg:viewBox="0 0 0 0" draw:points="0,0">
          <text:p/>
        </draw:polyline>
        <draw:polyline draw:style-name="gr2" draw:text-style-name="P1" draw:layer="layout" svg:width="0cm" svg:height="0cm" svg:x="15.971cm" svg:y="5.13cm" svg:viewBox="0 0 0 0" draw:points="0,0">
          <text:p/>
        </draw:polyline>
        <draw:polyline draw:style-name="gr2" draw:text-style-name="P1" draw:layer="layout" svg:width="0.051cm" svg:height="0.102cm" svg:x="15.92cm" svg:y="5.028cm" svg:viewBox="0 0 52 103" draw:points="52,0 47,0 43,0 39,1 34,3 30,4 26,6 22,9 19,12 15,15 12,18 9,22 6,26 4,30 3,34 1,39 0,43 0,47 0,52 0,56 0,61 1,65 3,69 4,74 6,78 9,81 12,85 15,88 19,91 22,94 26,96 30,98 34,100 39,101 43,102 47,103 52,103">
          <text:p/>
        </draw:polyline>
        <draw:polyline draw:style-name="gr2" draw:text-style-name="P1" draw:layer="layout" svg:width="0.051cm" svg:height="0.102cm" svg:x="15.971cm" svg:y="5.028cm" svg:viewBox="0 0 52 103" draw:points="0,103 4,103 9,102 13,101 17,100 23,98 26,96 30,94 34,91 37,88 40,85 43,81 45,78 47,74 49,69 50,65 51,61 52,56 52,52 52,47 51,43 50,39 49,34 47,30 45,26 43,22 40,18 37,15 34,12 30,9 26,6 23,4 17,3 13,1 9,0 4,0 0,0">
          <text:p/>
        </draw:polyline>
        <draw:line draw:style-name="gr2" draw:text-style-name="P1" draw:layer="layout" svg:x1="15.971cm" svg:y1="7.509cm" svg:x2="15.971cm" svg:y2="7.632cm">
          <text:p/>
        </draw:line>
        <draw:line draw:style-name="gr2" draw:text-style-name="P1" draw:layer="layout" svg:x1="15.91cm" svg:y1="7.57cm" svg:x2="16.032cm" svg:y2="7.57cm">
          <text:p/>
        </draw:line>
        <draw:line draw:style-name="gr2" draw:text-style-name="P1" draw:layer="layout" svg:x1="16.282cm" svg:y1="5.018cm" svg:x2="16.282cm" svg:y2="5.14cm">
          <text:p/>
        </draw:line>
        <draw:line draw:style-name="gr2" draw:text-style-name="P1" draw:layer="layout" svg:x1="16.221cm" svg:y1="5.079cm" svg:x2="16.344cm" svg:y2="5.079cm">
          <text:p/>
        </draw:line>
        <draw:line draw:style-name="gr2" draw:text-style-name="P1" draw:layer="layout" svg:x1="16.282cm" svg:y1="7.509cm" svg:x2="16.282cm" svg:y2="7.632cm">
          <text:p/>
        </draw:line>
        <draw:line draw:style-name="gr2" draw:text-style-name="P1" draw:layer="layout" svg:x1="16.221cm" svg:y1="7.57cm" svg:x2="16.344cm" svg:y2="7.57cm">
          <text:p/>
        </draw:line>
        <draw:polyline draw:style-name="gr2" draw:text-style-name="P1" draw:layer="layout" svg:width="0cm" svg:height="0cm" svg:x="16.282cm" svg:y="7.519cm" svg:viewBox="0 0 0 0" draw:points="0,0">
          <text:p/>
        </draw:polyline>
        <draw:polyline draw:style-name="gr2" draw:text-style-name="P1" draw:layer="layout" svg:width="0cm" svg:height="0cm" svg:x="16.282cm" svg:y="7.622cm" svg:viewBox="0 0 0 0" draw:points="0,0">
          <text:p/>
        </draw:polyline>
        <draw:polyline draw:style-name="gr2" draw:text-style-name="P1" draw:layer="layout" svg:width="0.051cm" svg:height="0.103cm" svg:x="16.231cm" svg:y="7.519cm" svg:viewBox="0 0 52 104" draw:points="52,0 48,0 43,1 39,2 35,3 31,5 27,7 23,9 19,12 16,15 12,18 9,22 7,26 5,30 3,34 2,38 1,42 0,47 0,51 0,56 1,60 2,65 3,69 5,73 7,77 9,82 12,85 16,88 19,92 23,94 27,97 31,99 35,100 39,102 43,103 48,103 52,104">
          <text:p/>
        </draw:polyline>
        <draw:polyline draw:style-name="gr2" draw:text-style-name="P1" draw:layer="layout" svg:width="0.052cm" svg:height="0.103cm" svg:x="16.282cm" svg:y="7.519cm" svg:viewBox="0 0 53 104" draw:points="0,104 5,103 9,103 15,102 19,100 23,99 27,97 31,94 34,92 38,88 41,85 43,82 46,77 48,73 49,69 51,65 52,60 52,56 53,51 52,47 52,42 51,38 49,34 48,30 46,26 43,22 41,18 38,15 34,12 31,9 27,7 23,5 19,3 15,2 9,1 5,0 0,0">
          <text:p/>
        </draw:polyline>
        <draw:line draw:style-name="gr2" draw:text-style-name="P1" draw:layer="layout" svg:x1="11.813cm" svg:y1="5.014cm" svg:x2="11.813cm" svg:y2="5.137cm">
          <text:p/>
        </draw:line>
        <draw:line draw:style-name="gr2" draw:text-style-name="P1" draw:layer="layout" svg:x1="11.752cm" svg:y1="5.076cm" svg:x2="11.875cm" svg:y2="5.076cm">
          <text:p/>
        </draw:line>
        <draw:line draw:style-name="gr2" draw:text-style-name="P1" draw:layer="layout" svg:x1="12.109cm" svg:y1="10.997cm" svg:x2="12.109cm" svg:y2="11.119cm">
          <text:p/>
        </draw:line>
        <draw:line draw:style-name="gr2" draw:text-style-name="P1" draw:layer="layout" svg:x1="12.048cm" svg:y1="11.058cm" svg:x2="12.17cm" svg:y2="11.058cm">
          <text:p/>
        </draw:line>
        <draw:line draw:style-name="gr2" draw:text-style-name="P1" draw:layer="layout" svg:x1="12.421cm" svg:y1="10.997cm" svg:x2="12.421cm" svg:y2="11.119cm">
          <text:p/>
        </draw:line>
        <draw:line draw:style-name="gr2" draw:text-style-name="P1" draw:layer="layout" svg:x1="12.359cm" svg:y1="11.058cm" svg:x2="12.482cm" svg:y2="11.058cm">
          <text:p/>
        </draw:line>
        <draw:line draw:style-name="gr2" draw:text-style-name="P1" draw:layer="layout" svg:x1="17.59cm" svg:y1="11.293cm" svg:x2="17.59cm" svg:y2="11.415cm">
          <text:p/>
        </draw:line>
        <draw:line draw:style-name="gr2" draw:text-style-name="P1" draw:layer="layout" svg:x1="17.529cm" svg:y1="11.354cm" svg:x2="17.651cm" svg:y2="11.354cm">
          <text:p/>
        </draw:line>
        <draw:polyline draw:style-name="gr2" draw:text-style-name="P1" draw:layer="layout" svg:width="0cm" svg:height="0cm" svg:x="17.641cm" svg:y="11.354cm" svg:viewBox="0 0 0 0" draw:points="0,0">
          <text:p/>
        </draw:polyline>
        <draw:polyline draw:style-name="gr2" draw:text-style-name="P1" draw:layer="layout" svg:width="0cm" svg:height="0cm" svg:x="17.539cm" svg:y="11.354cm" svg:viewBox="0 0 0 0" draw:points="0,0">
          <text:p/>
        </draw:polyline>
        <draw:polyline draw:style-name="gr2" draw:text-style-name="P1" draw:layer="layout" svg:width="0.102cm" svg:height="0.051cm" svg:x="17.539cm" svg:y="11.303cm" svg:viewBox="0 0 103 52" draw:points="103,52 103,47 102,42 101,38 100,33 98,29 96,25 94,21 91,18 88,15 85,12 81,9 77,6 74,4 69,3 65,1 61,0 55,0 51,0 46,0 42,0 38,1 33,3 29,4 25,6 21,9 18,12 15,15 12,18 9,21 6,25 4,29 3,33 1,38 0,42 0,47 0,52">
          <text:p/>
        </draw:polyline>
        <draw:polyline draw:style-name="gr2" draw:text-style-name="P1" draw:layer="layout" svg:width="0.102cm" svg:height="0.051cm" svg:x="17.539cm" svg:y="11.354cm" svg:viewBox="0 0 103 52" draw:points="0,0 0,4 0,9 1,13 3,17 4,21 6,25 9,29 12,33 15,36 18,39 21,42 25,44 29,47 33,49 38,50 42,51 46,52 51,52 55,52 61,51 65,50 69,49 74,47 77,44 81,42 85,39 88,36 91,33 94,29 96,25 98,21 100,17 101,13 102,9 103,4 103,0">
          <text:p/>
        </draw:polyline>
        <draw:line draw:style-name="gr2" draw:text-style-name="P1" draw:layer="layout" svg:x1="17.901cm" svg:y1="11.293cm" svg:x2="17.901cm" svg:y2="11.415cm">
          <text:p/>
        </draw:line>
        <draw:line draw:style-name="gr2" draw:text-style-name="P1" draw:layer="layout" svg:x1="17.84cm" svg:y1="11.354cm" svg:x2="17.963cm" svg:y2="11.354cm">
          <text:p/>
        </draw:line>
        <draw:line draw:style-name="gr2" draw:text-style-name="P1" draw:layer="layout" svg:x1="19.082cm" svg:y1="2.374cm" svg:x2="19.082cm" svg:y2="2.497cm">
          <text:p/>
        </draw:line>
        <draw:line draw:style-name="gr2" draw:text-style-name="P1" draw:layer="layout" svg:x1="19.021cm" svg:y1="2.436cm" svg:x2="19.143cm" svg:y2="2.436cm">
          <text:p/>
        </draw:line>
        <draw:line draw:style-name="gr2" draw:text-style-name="P1" draw:layer="layout" svg:x1="19.082cm" svg:y1="2.686cm" svg:x2="19.082cm" svg:y2="2.808cm">
          <text:p/>
        </draw:line>
        <draw:line draw:style-name="gr2" draw:text-style-name="P1" draw:layer="layout" svg:x1="19.021cm" svg:y1="2.747cm" svg:x2="19.143cm" svg:y2="2.747cm">
          <text:p/>
        </draw:line>
        <draw:polyline draw:style-name="gr2" draw:text-style-name="P1" draw:layer="layout" svg:width="0cm" svg:height="0cm" svg:x="19.133cm" svg:y="2.747cm" svg:viewBox="0 0 0 0" draw:points="0,0">
          <text:p/>
        </draw:polyline>
        <draw:polyline draw:style-name="gr2" draw:text-style-name="P1" draw:layer="layout" svg:width="0cm" svg:height="0cm" svg:x="19.031cm" svg:y="2.747cm" svg:viewBox="0 0 0 0" draw:points="0,0">
          <text:p/>
        </draw:polyline>
        <draw:polyline draw:style-name="gr2" draw:text-style-name="P1" draw:layer="layout" svg:width="0.102cm" svg:height="0.051cm" svg:x="19.031cm" svg:y="2.696cm" svg:viewBox="0 0 103 52" draw:points="103,52 103,47 102,43 101,39 100,34 98,29 96,25 93,22 90,18 87,15 84,12 80,9 77,7 73,4 68,3 64,1 60,0 55,0 51,0 46,0 42,0 38,1 33,3 29,4 25,7 22,9 18,12 15,15 12,18 9,22 7,25 4,29 3,34 1,39 0,43 0,47 0,52">
          <text:p/>
        </draw:polyline>
        <draw:polyline draw:style-name="gr2" draw:text-style-name="P1" draw:layer="layout" svg:width="0.102cm" svg:height="0.051cm" svg:x="19.031cm" svg:y="2.747cm" svg:viewBox="0 0 103 52" draw:points="0,0 0,4 0,9 1,13 3,17 4,22 7,26 9,29 12,34 15,37 18,40 22,43 25,45 29,47 33,49 38,50 42,51 46,52 51,52 55,52 60,51 64,50 68,49 73,47 77,45 80,43 84,40 87,37 90,34 93,29 96,26 98,22 100,17 101,13 102,9 103,4 103,0">
          <text:p/>
        </draw:polyline>
        <draw:polygon draw:style-name="gr3" draw:text-style-name="P1" draw:layer="layout" svg:width="0.171cm" svg:height="0.3cm" svg:x="10.459cm" svg:y="11.79cm" svg:viewBox="0 0 172 301" draw:points="0,301 0,0 72,0 115,15 144,44 158,73 172,130 172,173 158,230 144,259 115,287 72,301">
          <text:p/>
        </draw:polygon>
        <draw:line draw:style-name="gr3" draw:text-style-name="P1" draw:layer="layout" svg:x1="10.759cm" svg:y1="12.09cm" svg:x2="10.759cm" svg:y2="11.89cm">
          <text:p/>
        </draw:line>
        <draw:polyline draw:style-name="gr3" draw:text-style-name="P1" draw:layer="layout" svg:width="0.085cm" svg:height="0.058cm" svg:x="10.759cm" svg:y="11.89cm" svg:viewBox="0 0 86 59" draw:points="0,59 14,29 28,15 57,0 86,0">
          <text:p/>
        </draw:polyline>
        <draw:line draw:style-name="gr3" draw:text-style-name="P1" draw:layer="layout" svg:x1="10.944cm" svg:y1="12.09cm" svg:x2="10.944cm" svg:y2="11.89cm">
          <text:p/>
        </draw:line>
        <draw:polyline draw:style-name="gr3" draw:text-style-name="P1" draw:layer="layout" svg:width="0.029cm" svg:height="0.029cm" svg:x="10.93cm" svg:y="11.79cm" svg:viewBox="0 0 30 30" draw:points="15,0 0,16 15,30 30,16 15,0 15,30">
          <text:p/>
        </draw:polyline>
        <draw:polyline draw:style-name="gr3" draw:text-style-name="P1" draw:layer="layout" svg:width="0.043cm" svg:height="0.3cm" svg:x="11.087cm" svg:y="11.79cm" svg:viewBox="0 0 44 301" draw:points="44,301 15,287 0,259 0,0">
          <text:p/>
        </draw:polyline>
        <draw:polyline draw:style-name="gr3" draw:text-style-name="P1" draw:layer="layout" svg:width="0.043cm" svg:height="0.3cm" svg:x="11.244cm" svg:y="11.79cm" svg:viewBox="0 0 44 301" draw:points="44,301 15,287 0,259 0,0">
          <text:p/>
        </draw:polyline>
        <draw:polyline draw:style-name="gr3" draw:text-style-name="P1" draw:layer="layout" svg:width="0.2cm" svg:height="0.3cm" svg:x="11.63cm" svg:y="11.79cm" svg:viewBox="0 0 201 301" draw:points="0,301 0,0 101,216 201,0 201,301">
          <text:p/>
        </draw:polyline>
        <draw:polyline draw:style-name="gr3" draw:text-style-name="P1" draw:layer="layout" svg:width="0.129cm" svg:height="0.2cm" svg:x="11.973cm" svg:y="11.89cm" svg:viewBox="0 0 130 201" draw:points="130,201 130,43 114,15 86,0 29,0 0,15">
          <text:p/>
        </draw:polyline>
        <draw:polyline draw:style-name="gr3" draw:text-style-name="P1" draw:layer="layout" svg:width="0.143cm" svg:height="0.128cm" svg:x="11.959cm" svg:y="11.962cm" svg:viewBox="0 0 144 129" draw:points="144,115 115,129 44,129 14,115 0,87 0,58 14,29 44,15 115,15 144,0">
          <text:p/>
        </draw:polyline>
        <draw:line draw:style-name="gr3" draw:text-style-name="P1" draw:layer="layout" svg:x1="12.244cm" svg:y1="11.89cm" svg:x2="12.244cm" svg:y2="12.19cm">
          <text:p/>
        </draw:line>
        <draw:polyline draw:style-name="gr3" draw:text-style-name="P1" draw:layer="layout" svg:width="0.143cm" svg:height="0.2cm" svg:x="12.244cm" svg:y="11.89cm" svg:viewBox="0 0 144 201" draw:points="0,15 29,0 87,0 116,15 130,29 144,58 144,143 130,173 116,187 87,201 29,201 0,187">
          <text:p/>
        </draw:polyline>
        <draw:polyline draw:style-name="gr3" draw:text-style-name="P1" draw:layer="layout" svg:width="0.028cm" svg:height="0.028cm" svg:x="12.502cm" svg:y="12.062cm" svg:viewBox="0 0 29 29" draw:points="14,0 29,14 14,29 0,14 14,0 14,29">
          <text:p/>
        </draw:polyline>
        <draw:polyline draw:style-name="gr3" draw:text-style-name="P1" draw:layer="layout" svg:width="0.028cm" svg:height="0.028cm" svg:x="12.502cm" svg:y="11.905cm" svg:viewBox="0 0 29 29" draw:points="14,0 29,15 14,29 0,15 14,0 14,29">
          <text:p/>
        </draw:polyline>
        <draw:line draw:style-name="gr3" draw:text-style-name="P1" draw:layer="layout" svg:x1="10.099cm" svg:y1="12.548cm" svg:x2="10.173cm" svg:y2="12.623cm">
          <text:p/>
        </draw:line>
        <draw:line draw:style-name="gr3" draw:text-style-name="P1" draw:layer="layout" svg:x1="10.173cm" svg:y1="12.548cm" svg:x2="10.099cm" svg:y2="12.623cm">
          <text:p/>
        </draw:line>
        <draw:polygon draw:style-name="gr3" draw:text-style-name="P1" draw:layer="layout" svg:width="0.172cm" svg:height="0.3cm" svg:x="10.444cm" svg:y="12.42cm" svg:viewBox="0 0 173 301" draw:points="72,0 101,0 130,15 144,29 159,58 173,115 173,186 159,243 144,272 130,286 101,301 72,301 43,286 29,272 15,243 0,186 0,115 15,58 29,29 43,15">
          <text:p/>
        </draw:polygon>
        <draw:polyline draw:style-name="gr3" draw:text-style-name="P1" draw:layer="layout" svg:width="0.029cm" svg:height="0.028cm" svg:x="10.73cm" svg:y="12.692cm" svg:viewBox="0 0 30 29" draw:points="15,0 30,15 15,29 0,15 15,0 15,29">
          <text:p/>
        </draw:polyline>
        <draw:polyline draw:style-name="gr3" draw:text-style-name="P1" draw:layer="layout" svg:width="0.171cm" svg:height="0.3cm" svg:x="10.873cm" svg:y="12.42cm" svg:viewBox="0 0 172 301" draw:points="143,0 86,0 57,15 43,29 14,72 0,129 0,243 14,272 29,286 57,301 114,301 143,286 158,272 172,243 172,172 158,143 143,129 114,115 57,115 29,129 14,143 0,172">
          <text:p/>
        </draw:polyline>
        <draw:polygon draw:style-name="gr3" draw:text-style-name="P1" draw:layer="layout" svg:width="0.171cm" svg:height="0.3cm" svg:x="11.159cm" svg:y="12.42cm" svg:viewBox="0 0 172 301" draw:points="72,0 101,0 129,15 144,29 158,58 172,115 172,186 158,243 144,272 129,286 101,301 72,301 44,286 28,272 14,243 0,186 0,115 14,58 28,29 44,15">
          <text:p/>
        </draw:polygon>
        <draw:line draw:style-name="gr3" draw:text-style-name="P1" draw:layer="layout" svg:x1="11.459cm" svg:y1="12.72cm" svg:x2="11.459cm" svg:y2="12.52cm">
          <text:p/>
        </draw:line>
        <draw:polyline draw:style-name="gr3" draw:text-style-name="P1" draw:layer="layout" svg:width="0.128cm" svg:height="0.2cm" svg:x="11.459cm" svg:y="12.52cm" svg:viewBox="0 0 129 201" draw:points="0,29 14,15 43,0 85,0 114,15 129,43 129,201">
          <text:p/>
        </draw:polyline>
        <draw:polyline draw:style-name="gr3" draw:text-style-name="P1" draw:layer="layout" svg:width="0.129cm" svg:height="0.2cm" svg:x="11.587cm" svg:y="12.52cm" svg:viewBox="0 0 130 201" draw:points="0,43 15,15 43,0 86,0 115,15 130,43 130,201">
          <text:p/>
        </draw:polyline>
        <draw:line draw:style-name="gr3" draw:text-style-name="P1" draw:layer="layout" svg:x1="11.859cm" svg:y1="12.72cm" svg:x2="11.859cm" svg:y2="12.52cm">
          <text:p/>
        </draw:line>
        <draw:polyline draw:style-name="gr3" draw:text-style-name="P1" draw:layer="layout" svg:width="0.128cm" svg:height="0.2cm" svg:x="11.859cm" svg:y="12.52cm" svg:viewBox="0 0 129 201" draw:points="0,29 14,15 43,0 85,0 115,15 129,43 129,201">
          <text:p/>
        </draw:polyline>
        <draw:polyline draw:style-name="gr3" draw:text-style-name="P1" draw:layer="layout" svg:width="0.129cm" svg:height="0.2cm" svg:x="11.987cm" svg:y="12.52cm" svg:viewBox="0 0 130 201" draw:points="0,43 15,15 43,0 86,0 116,15 130,43 130,201">
          <text:p/>
        </draw:polyline>
        <draw:line draw:style-name="gr3" draw:text-style-name="P1" draw:layer="layout" svg:x1="12.703cm" svg:y1="12.406cm" svg:x2="12.444cm" svg:y2="12.793cm">
          <text:p/>
        </draw:line>
        <draw:polygon draw:style-name="gr3" draw:text-style-name="P1" draw:layer="layout" svg:width="0.171cm" svg:height="0.3cm" svg:x="13.016cm" svg:y="12.42cm" svg:viewBox="0 0 172 301" draw:points="72,0 101,0 129,15 144,29 158,58 172,115 172,186 158,243 144,272 129,286 101,301 72,301 43,286 28,272 14,243 0,186 0,115 14,58 28,29 43,15">
          <text:p/>
        </draw:polygon>
        <draw:polyline draw:style-name="gr3" draw:text-style-name="P1" draw:layer="layout" svg:width="0.028cm" svg:height="0.028cm" svg:x="13.302cm" svg:y="12.692cm" svg:viewBox="0 0 29 29" draw:points="15,0 29,15 15,29 0,15 15,0 15,29">
          <text:p/>
        </draw:polyline>
        <draw:polygon draw:style-name="gr3" draw:text-style-name="P1" draw:layer="layout" svg:width="0.172cm" svg:height="0.3cm" svg:x="13.444cm" svg:y="12.42cm" svg:viewBox="0 0 173 301" draw:points="72,0 100,0 129,15 143,29 159,58 173,115 173,186 159,243 143,272 129,286 100,301 72,301 43,286 29,272 15,243 0,186 0,115 15,58 29,29 43,15">
          <text:p/>
        </draw:polygon>
        <draw:polyline draw:style-name="gr3" draw:text-style-name="P1" draw:layer="layout" svg:width="0.186cm" svg:height="0.3cm" svg:x="13.716cm" svg:y="12.42cm" svg:viewBox="0 0 187 301" draw:points="14,29 28,15 57,0 129,0 158,15 172,29 187,58 187,86 172,129 0,301 187,301">
          <text:p/>
        </draw:polyline>
        <draw:line draw:style-name="gr3" draw:text-style-name="P1" draw:layer="layout" svg:x1="14.159cm" svg:y1="12.52cm" svg:x2="14.159cm" svg:y2="12.72cm">
          <text:p/>
        </draw:line>
        <draw:polyline draw:style-name="gr3" draw:text-style-name="P1" draw:layer="layout" svg:width="0.186cm" svg:height="0.214cm" svg:x="14.016cm" svg:y="12.406cm" svg:viewBox="0 0 187 215" draw:points="71,0 0,215 187,215">
          <text:p/>
        </draw:polyline>
        <draw:line draw:style-name="gr3" draw:text-style-name="P1" draw:layer="layout" svg:x1="14.302cm" svg:y1="12.42cm" svg:x2="14.302cm" svg:y2="12.478cm">
          <text:p/>
        </draw:line>
        <draw:line draw:style-name="gr3" draw:text-style-name="P1" draw:layer="layout" svg:x1="14.416cm" svg:y1="12.42cm" svg:x2="14.416cm" svg:y2="12.478cm">
          <text:p/>
        </draw:line>
        <draw:polyline draw:style-name="gr3" draw:text-style-name="P1" draw:layer="layout" svg:width="0.086cm" svg:height="0.457cm" svg:x="14.773cm" svg:y="12.378cm" svg:viewBox="0 0 87 458" draw:points="87,458 72,443 43,401 29,372 14,329 0,258 0,201 14,128 29,85 43,57 72,14 87,0">
          <text:p/>
        </draw:polyline>
        <draw:line draw:style-name="gr3" draw:text-style-name="P1" draw:layer="layout" svg:x1="15.13cm" svg:y1="12.72cm" svg:x2="14.959cm" svg:y2="12.72cm">
          <text:p/>
        </draw:line>
        <draw:polyline draw:style-name="gr3" draw:text-style-name="P1" draw:layer="layout" svg:width="0.085cm" svg:height="0.3cm" svg:x="14.959cm" svg:y="12.42cm" svg:viewBox="0 0 86 301" draw:points="86,301 86,0 58,43 28,72 0,86">
          <text:p/>
        </draw:polyline>
        <draw:line draw:style-name="gr3" draw:text-style-name="P1" draw:layer="layout" svg:x1="15.487cm" svg:y1="12.72cm" svg:x2="15.487cm" svg:y2="12.42cm">
          <text:p/>
        </draw:line>
        <draw:polyline draw:style-name="gr3" draw:text-style-name="P1" draw:layer="layout" svg:width="0.129cm" svg:height="0.2cm" svg:x="15.487cm" svg:y="12.52cm" svg:viewBox="0 0 130 201" draw:points="130,201 130,43 116,15 87,0 43,0 15,15 0,29">
          <text:p/>
        </draw:polyline>
        <draw:polygon draw:style-name="gr3" draw:text-style-name="P1" draw:layer="layout" svg:width="0.158cm" svg:height="0.2cm" svg:x="15.744cm" svg:y="12.52cm" svg:viewBox="0 0 159 201" draw:points="59,201 29,187 15,173 0,144 0,58 15,29 29,15 59,0 101,0 130,15 144,29 159,58 159,144 144,173 130,187 101,201">
          <text:p/>
        </draw:polygon>
        <draw:polyline draw:style-name="gr3" draw:text-style-name="P1" draw:layer="layout" svg:width="0.043cm" svg:height="0.3cm" svg:x="16.03cm" svg:y="12.42cm" svg:viewBox="0 0 44 301" draw:points="44,301 14,286 0,258 0,0">
          <text:p/>
        </draw:polyline>
        <draw:polyline draw:style-name="gr3" draw:text-style-name="P1" draw:layer="layout" svg:width="0.143cm" svg:height="0.2cm" svg:x="16.173cm" svg:y="12.52cm" svg:viewBox="0 0 144 201" draw:points="130,187 101,201 43,201 14,187 0,159 0,43 14,15 43,0 101,0 130,15 144,43 144,72 0,100">
          <text:p/>
        </draw:polyline>
        <draw:polyline draw:style-name="gr3" draw:text-style-name="P1" draw:layer="layout" svg:width="0.086cm" svg:height="0.457cm" svg:x="16.416cm" svg:y="12.378cm" svg:viewBox="0 0 87 458" draw:points="0,458 14,443 44,401 58,372 72,329 87,258 87,201 72,128 58,85 44,57 14,14 0,0">
          <text:p/>
        </draw:polyline>
        <draw:path draw:style-name="gr3" draw:text-style-name="P1" draw:layer="layout" svg:width="0.098cm" svg:height="0.098cm" svg:x="10.074cm" svg:y="12.932cm" svg:viewBox="0 0 99 99" svg:d="M0 49c0-27 22-49 49-49 28 0 50 22 50 49 0 28-22 50-50 50-27 0-49-22-49-50z">
          <text:p/>
        </draw:path>
        <draw:polygon draw:style-name="gr3" draw:text-style-name="P1" draw:layer="layout" svg:width="0.172cm" svg:height="0.3cm" svg:x="10.444cm" svg:y="12.816cm" svg:viewBox="0 0 173 301" draw:points="72,0 101,0 130,15 144,29 159,58 173,115 173,186 159,244 144,273 130,287 101,301 72,301 43,287 29,273 15,244 0,186 0,115 15,58 29,29 43,15">
          <text:p/>
        </draw:polygon>
        <draw:polyline draw:style-name="gr3" draw:text-style-name="P1" draw:layer="layout" svg:width="0.029cm" svg:height="0.028cm" svg:x="10.73cm" svg:y="13.088cm" svg:viewBox="0 0 30 29" draw:points="15,0 30,15 15,29 0,15 15,0 15,29">
          <text:p/>
        </draw:polyline>
        <draw:polyline draw:style-name="gr3" draw:text-style-name="P1" draw:layer="layout" svg:width="0.171cm" svg:height="0.3cm" svg:x="10.873cm" svg:y="12.816cm" svg:viewBox="0 0 172 301" draw:points="57,129 29,115 14,100 0,72 0,58 14,29 29,15 57,0 114,0 143,15 158,29 172,58 172,72 158,100 143,115 114,129 57,129 29,143 14,158 0,186 0,244 14,273 29,287 57,301 114,301 143,287 158,273 172,244 172,186 158,158 143,143 114,129">
          <text:p/>
        </draw:polyline>
        <draw:polygon draw:style-name="gr3" draw:text-style-name="P1" draw:layer="layout" svg:width="0.171cm" svg:height="0.3cm" svg:x="11.159cm" svg:y="12.816cm" svg:viewBox="0 0 172 301" draw:points="72,0 101,0 129,15 144,29 158,58 172,115 172,186 158,244 144,273 129,287 101,301 72,301 44,287 28,273 14,244 0,186 0,115 14,58 28,29 44,15">
          <text:p/>
        </draw:polygon>
        <draw:line draw:style-name="gr3" draw:text-style-name="P1" draw:layer="layout" svg:x1="11.459cm" svg:y1="13.116cm" svg:x2="11.459cm" svg:y2="12.916cm">
          <text:p/>
        </draw:line>
        <draw:polyline draw:style-name="gr3" draw:text-style-name="P1" draw:layer="layout" svg:width="0.128cm" svg:height="0.2cm" svg:x="11.459cm" svg:y="12.916cm" svg:viewBox="0 0 129 201" draw:points="0,29 14,15 43,0 85,0 114,15 129,43 129,201">
          <text:p/>
        </draw:polyline>
        <draw:polyline draw:style-name="gr3" draw:text-style-name="P1" draw:layer="layout" svg:width="0.129cm" svg:height="0.2cm" svg:x="11.587cm" svg:y="12.916cm" svg:viewBox="0 0 130 201" draw:points="0,43 15,15 43,0 86,0 115,15 130,43 130,201">
          <text:p/>
        </draw:polyline>
        <draw:line draw:style-name="gr3" draw:text-style-name="P1" draw:layer="layout" svg:x1="11.859cm" svg:y1="13.116cm" svg:x2="11.859cm" svg:y2="12.916cm">
          <text:p/>
        </draw:line>
        <draw:polyline draw:style-name="gr3" draw:text-style-name="P1" draw:layer="layout" svg:width="0.128cm" svg:height="0.2cm" svg:x="11.859cm" svg:y="12.916cm" svg:viewBox="0 0 129 201" draw:points="0,29 14,15 43,0 85,0 115,15 129,43 129,201">
          <text:p/>
        </draw:polyline>
        <draw:polyline draw:style-name="gr3" draw:text-style-name="P1" draw:layer="layout" svg:width="0.129cm" svg:height="0.2cm" svg:x="11.987cm" svg:y="12.916cm" svg:viewBox="0 0 130 201" draw:points="0,43 15,15 43,0 86,0 116,15 130,43 130,201">
          <text:p/>
        </draw:polyline>
        <draw:line draw:style-name="gr3" draw:text-style-name="P1" draw:layer="layout" svg:x1="12.703cm" svg:y1="12.802cm" svg:x2="12.444cm" svg:y2="13.189cm">
          <text:p/>
        </draw:line>
        <draw:polygon draw:style-name="gr3" draw:text-style-name="P1" draw:layer="layout" svg:width="0.171cm" svg:height="0.3cm" svg:x="13.016cm" svg:y="12.816cm" svg:viewBox="0 0 172 301" draw:points="72,0 101,0 129,15 144,29 158,58 172,115 172,186 158,244 144,273 129,287 101,301 72,301 43,287 28,273 14,244 0,186 0,115 14,58 28,29 43,15">
          <text:p/>
        </draw:polygon>
        <draw:polyline draw:style-name="gr3" draw:text-style-name="P1" draw:layer="layout" svg:width="0.028cm" svg:height="0.028cm" svg:x="13.302cm" svg:y="13.088cm" svg:viewBox="0 0 29 29" draw:points="15,0 29,15 15,29 0,15 15,0 15,29">
          <text:p/>
        </draw:polyline>
        <draw:polygon draw:style-name="gr3" draw:text-style-name="P1" draw:layer="layout" svg:width="0.172cm" svg:height="0.3cm" svg:x="13.444cm" svg:y="12.816cm" svg:viewBox="0 0 173 301" draw:points="72,0 100,0 129,15 143,29 159,58 173,115 173,186 159,244 143,273 129,287 100,301 72,301 43,287 29,273 15,244 0,186 0,115 15,58 29,29 43,15">
          <text:p/>
        </draw:polygon>
        <draw:polyline draw:style-name="gr3" draw:text-style-name="P1" draw:layer="layout" svg:width="0.186cm" svg:height="0.3cm" svg:x="13.716cm" svg:y="12.816cm" svg:viewBox="0 0 187 301" draw:points="0,0 187,0 87,115 129,115 158,129 172,143 187,172 187,244 172,273 158,287 129,301 43,301 14,287 0,273">
          <text:p/>
        </draw:polyline>
        <draw:line draw:style-name="gr3" draw:text-style-name="P1" draw:layer="layout" svg:x1="14.187cm" svg:y1="13.116cm" svg:x2="14.016cm" svg:y2="13.116cm">
          <text:p/>
        </draw:line>
        <draw:polyline draw:style-name="gr3" draw:text-style-name="P1" draw:layer="layout" svg:width="0.086cm" svg:height="0.3cm" svg:x="14.016cm" svg:y="12.816cm" svg:viewBox="0 0 87 301" draw:points="87,301 87,0 58,43 28,72 0,86">
          <text:p/>
        </draw:polyline>
        <draw:line draw:style-name="gr3" draw:text-style-name="P1" draw:layer="layout" svg:x1="14.302cm" svg:y1="12.816cm" svg:x2="14.302cm" svg:y2="12.874cm">
          <text:p/>
        </draw:line>
        <draw:line draw:style-name="gr3" draw:text-style-name="P1" draw:layer="layout" svg:x1="14.416cm" svg:y1="12.816cm" svg:x2="14.416cm" svg:y2="12.874cm">
          <text:p/>
        </draw:line>
        <draw:polyline draw:style-name="gr3" draw:text-style-name="P1" draw:layer="layout" svg:width="0.086cm" svg:height="0.457cm" svg:x="14.773cm" svg:y="12.774cm" svg:viewBox="0 0 87 458" draw:points="87,458 72,443 43,401 29,372 14,329 0,258 0,200 14,128 29,85 43,57 72,14 87,0">
          <text:p/>
        </draw:polyline>
        <draw:polyline draw:style-name="gr3" draw:text-style-name="P1" draw:layer="layout" svg:width="0.171cm" svg:height="0.3cm" svg:x="14.959cm" svg:y="12.816cm" svg:viewBox="0 0 172 301" draw:points="158,0 15,0 0,143 15,129 44,115 115,115 144,129 158,143 172,172 172,244 158,273 144,287 115,301 44,301 15,287 0,273">
          <text:p/>
        </draw:polyline>
        <draw:polyline draw:style-name="gr3" draw:text-style-name="P1" draw:layer="layout" svg:width="0.172cm" svg:height="0.3cm" svg:x="15.244cm" svg:y="12.816cm" svg:viewBox="0 0 173 301" draw:points="159,0 15,0 0,143 15,129 43,115 116,115 144,129 159,143 173,172 173,244 159,273 144,287 116,301 43,301 15,287 0,273">
          <text:p/>
        </draw:polyline>
        <draw:line draw:style-name="gr3" draw:text-style-name="P1" draw:layer="layout" svg:x1="15.773cm" svg:y1="13.116cm" svg:x2="15.773cm" svg:y2="12.816cm">
          <text:p/>
        </draw:line>
        <draw:polyline draw:style-name="gr3" draw:text-style-name="P1" draw:layer="layout" svg:width="0.129cm" svg:height="0.2cm" svg:x="15.773cm" svg:y="12.916cm" svg:viewBox="0 0 130 201" draw:points="130,201 130,43 115,15 87,0 44,0 14,15 0,29">
          <text:p/>
        </draw:polyline>
        <draw:polygon draw:style-name="gr3" draw:text-style-name="P1" draw:layer="layout" svg:width="0.157cm" svg:height="0.2cm" svg:x="16.03cm" svg:y="12.916cm" svg:viewBox="0 0 158 201" draw:points="57,201 29,187 14,173 0,144 0,58 14,29 29,15 57,0 101,0 130,15 144,29 158,58 158,144 144,173 130,187 101,201">
          <text:p/>
        </draw:polygon>
        <draw:polyline draw:style-name="gr3" draw:text-style-name="P1" draw:layer="layout" svg:width="0.044cm" svg:height="0.3cm" svg:x="16.316cm" svg:y="12.816cm" svg:viewBox="0 0 45 301" draw:points="45,301 15,287 0,259 0,0">
          <text:p/>
        </draw:polyline>
        <draw:polyline draw:style-name="gr3" draw:text-style-name="P1" draw:layer="layout" svg:width="0.143cm" svg:height="0.2cm" svg:x="16.459cm" svg:y="12.916cm" svg:viewBox="0 0 144 201" draw:points="129,187 101,201 43,201 14,187 0,159 0,43 14,15 43,0 101,0 129,15 144,43 144,72 0,100">
          <text:p/>
        </draw:polyline>
        <draw:polyline draw:style-name="gr3" draw:text-style-name="P1" draw:layer="layout" svg:width="0.128cm" svg:height="0.2cm" svg:x="16.716cm" svg:y="12.916cm" svg:viewBox="0 0 129 201" draw:points="0,187 28,201 86,201 114,187 129,159 129,144 114,115 86,100 43,100 14,86 0,58 0,43 14,15 43,0 86,0 114,15">
          <text:p/>
        </draw:polyline>
        <draw:polyline draw:style-name="gr3" draw:text-style-name="P1" draw:layer="layout" svg:width="0.086cm" svg:height="0.457cm" svg:x="16.944cm" svg:y="12.774cm" svg:viewBox="0 0 87 458" draw:points="0,458 16,443 44,401 59,372 73,329 87,258 87,200 73,128 59,85 44,57 16,14 0,0">
          <text:p/>
        </draw:polyline>
        <draw:line draw:style-name="gr3" draw:text-style-name="P1" draw:layer="layout" svg:x1="10.111cm" svg:y1="13.315cm" svg:x2="10.111cm" svg:y2="13.438cm">
          <text:p/>
        </draw:line>
        <draw:line draw:style-name="gr3" draw:text-style-name="P1" draw:layer="layout" svg:x1="10.05cm" svg:y1="13.377cm" svg:x2="10.172cm" svg:y2="13.377cm">
          <text:p/>
        </draw:line>
        <draw:frame draw:style-name="gr4" draw:text-style-name="P3" draw:layer="layout" svg:width="0.417cm" svg:height="0.603cm" svg:x="10.373cm" svg:y="12.652cm">
          <draw:text-box>
            <text:p text:style-name="P2"><text:span text:style-name="T1">0</text:span></text:p>
          </draw:text-box>
        </draw:frame>
        <draw:line draw:style-name="gr3" draw:text-style-name="P1" draw:layer="layout" svg:x1="10.616cm" svg:y1="13.512cm" svg:x2="10.444cm" svg:y2="13.512cm">
          <text:p/>
        </draw:line>
        <draw:polyline draw:style-name="gr3" draw:text-style-name="P1" draw:layer="layout" svg:width="0.086cm" svg:height="0.3cm" svg:x="10.444cm" svg:y="13.212cm" svg:viewBox="0 0 87 301" draw:points="87,301 87,0 59,43 29,72 0,86">
          <text:p/>
        </draw:polyline>
        <draw:polyline draw:style-name="gr3" draw:text-style-name="P1" draw:layer="layout" svg:width="0.029cm" svg:height="0.028cm" svg:x="10.73cm" svg:y="13.484cm" svg:viewBox="0 0 30 29" draw:points="15,0 30,14 15,29 0,14 15,0 15,29">
          <text:p/>
        </draw:polyline>
        <draw:polygon draw:style-name="gr3" draw:text-style-name="P1" draw:layer="layout" svg:width="0.171cm" svg:height="0.3cm" svg:x="10.873cm" svg:y="13.212cm" svg:viewBox="0 0 172 301" draw:points="71,0 100,0 129,15 143,29 158,58 172,116 172,187 158,244 143,273 129,287 100,301 71,301 43,287 29,273 14,244 0,187 0,116 14,58 29,29 43,15">
          <text:p/>
        </draw:polygon>
        <draw:polygon draw:style-name="gr3" draw:text-style-name="P1" draw:layer="layout" svg:width="0.171cm" svg:height="0.3cm" svg:x="11.159cm" svg:y="13.212cm" svg:viewBox="0 0 172 301" draw:points="72,0 101,0 129,15 144,29 158,58 172,116 172,187 158,244 144,273 129,287 101,301 72,301 44,287 28,273 14,244 0,187 0,116 14,58 28,29 44,15">
          <text:p/>
        </draw:polygon>
        <draw:line draw:style-name="gr3" draw:text-style-name="P1" draw:layer="layout" svg:x1="11.459cm" svg:y1="13.512cm" svg:x2="11.459cm" svg:y2="13.312cm">
          <text:p/>
        </draw:line>
        <draw:polyline draw:style-name="gr3" draw:text-style-name="P1" draw:layer="layout" svg:width="0.128cm" svg:height="0.2cm" svg:x="11.459cm" svg:y="13.312cm" svg:viewBox="0 0 129 201" draw:points="0,29 14,15 43,0 85,0 114,15 129,43 129,201">
          <text:p/>
        </draw:polyline>
        <draw:polyline draw:style-name="gr3" draw:text-style-name="P1" draw:layer="layout" svg:width="0.129cm" svg:height="0.2cm" svg:x="11.587cm" svg:y="13.312cm" svg:viewBox="0 0 130 201" draw:points="0,43 15,15 43,0 86,0 115,15 130,43 130,201">
          <text:p/>
        </draw:polyline>
        <draw:line draw:style-name="gr3" draw:text-style-name="P1" draw:layer="layout" svg:x1="11.859cm" svg:y1="13.512cm" svg:x2="11.859cm" svg:y2="13.312cm">
          <text:p/>
        </draw:line>
        <draw:polyline draw:style-name="gr3" draw:text-style-name="P1" draw:layer="layout" svg:width="0.128cm" svg:height="0.2cm" svg:x="11.859cm" svg:y="13.312cm" svg:viewBox="0 0 129 201" draw:points="0,29 14,15 43,0 85,0 115,15 129,43 129,201">
          <text:p/>
        </draw:polyline>
        <draw:polyline draw:style-name="gr3" draw:text-style-name="P1" draw:layer="layout" svg:width="0.129cm" svg:height="0.2cm" svg:x="11.987cm" svg:y="13.312cm" svg:viewBox="0 0 130 201" draw:points="0,43 15,15 43,0 86,0 116,15 130,43 130,201">
          <text:p/>
        </draw:polyline>
        <draw:line draw:style-name="gr3" draw:text-style-name="P1" draw:layer="layout" svg:x1="12.703cm" svg:y1="13.198cm" svg:x2="12.444cm" svg:y2="13.585cm">
          <text:p/>
        </draw:line>
        <draw:polygon draw:style-name="gr3" draw:text-style-name="P1" draw:layer="layout" svg:width="0.171cm" svg:height="0.3cm" svg:x="13.016cm" svg:y="13.212cm" svg:viewBox="0 0 172 301" draw:points="72,0 101,0 129,15 144,29 158,58 172,116 172,187 158,244 144,273 129,287 101,301 72,301 43,287 28,273 14,244 0,187 0,116 14,58 28,29 43,15">
          <text:p/>
        </draw:polygon>
        <draw:polyline draw:style-name="gr3" draw:text-style-name="P1" draw:layer="layout" svg:width="0.028cm" svg:height="0.028cm" svg:x="13.302cm" svg:y="13.484cm" svg:viewBox="0 0 29 29" draw:points="15,0 29,14 15,29 0,14 15,0 15,29">
          <text:p/>
        </draw:polyline>
        <draw:polygon draw:style-name="gr3" draw:text-style-name="P1" draw:layer="layout" svg:width="0.172cm" svg:height="0.3cm" svg:x="13.444cm" svg:y="13.212cm" svg:viewBox="0 0 173 301" draw:points="72,0 100,0 129,15 143,29 159,58 173,116 173,187 159,244 143,273 129,287 100,301 72,301 43,287 29,273 15,244 0,187 0,116 15,58 29,29 43,15">
          <text:p/>
        </draw:polygon>
        <draw:polyline draw:style-name="gr3" draw:text-style-name="P1" draw:layer="layout" svg:width="0.186cm" svg:height="0.3cm" svg:x="13.716cm" svg:y="13.212cm" svg:viewBox="0 0 187 301" draw:points="0,0 187,0 87,116 129,116 158,130 172,144 187,173 187,244 172,273 158,287 129,301 43,301 14,287 0,273">
          <text:p/>
        </draw:polyline>
        <draw:polyline draw:style-name="gr3" draw:text-style-name="P1" draw:layer="layout" svg:width="0.171cm" svg:height="0.3cm" svg:x="14.016cm" svg:y="13.212cm" svg:viewBox="0 0 172 301" draw:points="28,301 86,301 115,287 129,273 158,230 172,173 172,58 158,29 144,15 115,0 57,0 28,15 14,29 0,58 0,130 14,159 28,173 57,187 115,187 144,173 158,159 172,130">
          <text:p/>
        </draw:polyline>
        <draw:line draw:style-name="gr3" draw:text-style-name="P1" draw:layer="layout" svg:x1="14.302cm" svg:y1="13.212cm" svg:x2="14.302cm" svg:y2="13.27cm">
          <text:p/>
        </draw:line>
        <draw:line draw:style-name="gr3" draw:text-style-name="P1" draw:layer="layout" svg:x1="14.416cm" svg:y1="13.212cm" svg:x2="14.416cm" svg:y2="13.27cm">
          <text:p/>
        </draw:line>
        <draw:polyline draw:style-name="gr3" draw:text-style-name="P1" draw:layer="layout" svg:width="0.086cm" svg:height="0.457cm" svg:x="14.773cm" svg:y="13.17cm" svg:viewBox="0 0 87 458" draw:points="87,458 72,443 43,401 29,372 14,329 0,257 0,200 14,128 29,85 43,57 72,14 87,0">
          <text:p/>
        </draw:polyline>
        <draw:line draw:style-name="gr3" draw:text-style-name="P1" draw:layer="layout" svg:x1="15.102cm" svg:y1="13.312cm" svg:x2="15.102cm" svg:y2="13.512cm">
          <text:p/>
        </draw:line>
        <draw:polyline draw:style-name="gr3" draw:text-style-name="P1" draw:layer="layout" svg:width="0.185cm" svg:height="0.214cm" svg:x="14.959cm" svg:y="13.198cm" svg:viewBox="0 0 186 215" draw:points="71,0 0,215 186,215">
          <text:p/>
        </draw:polyline>
        <draw:polyline draw:style-name="gr3" draw:text-style-name="P1" draw:layer="layout" svg:width="0.172cm" svg:height="0.3cm" svg:x="15.244cm" svg:y="13.212cm" svg:viewBox="0 0 173 301" draw:points="58,130 29,116 15,101 0,72 0,58 15,29 29,15 58,0 116,0 144,15 159,29 173,58 173,72 159,101 144,116 116,130 58,130 29,144 15,159 0,187 0,244 15,273 29,287 58,301 116,301 144,287 159,273 173,244 173,187 159,159 144,144 116,130">
          <text:p/>
        </draw:polyline>
        <draw:line draw:style-name="gr3" draw:text-style-name="P1" draw:layer="layout" svg:x1="15.773cm" svg:y1="13.512cm" svg:x2="15.773cm" svg:y2="13.212cm">
          <text:p/>
        </draw:line>
        <draw:polyline draw:style-name="gr3" draw:text-style-name="P1" draw:layer="layout" svg:width="0.129cm" svg:height="0.2cm" svg:x="15.773cm" svg:y="13.312cm" svg:viewBox="0 0 130 201" draw:points="130,201 130,43 115,15 87,0 44,0 14,15 0,29">
          <text:p/>
        </draw:polyline>
        <draw:polygon draw:style-name="gr3" draw:text-style-name="P1" draw:layer="layout" svg:width="0.157cm" svg:height="0.2cm" svg:x="16.03cm" svg:y="13.312cm" svg:viewBox="0 0 158 201" draw:points="57,201 29,187 14,173 0,144 0,58 14,29 29,15 57,0 101,0 130,15 144,29 158,58 158,144 144,173 130,187 101,201">
          <text:p/>
        </draw:polygon>
        <draw:polyline draw:style-name="gr3" draw:text-style-name="P1" draw:layer="layout" svg:width="0.044cm" svg:height="0.3cm" svg:x="16.316cm" svg:y="13.212cm" svg:viewBox="0 0 45 301" draw:points="45,301 15,287 0,259 0,0">
          <text:p/>
        </draw:polyline>
        <draw:polyline draw:style-name="gr3" draw:text-style-name="P1" draw:layer="layout" svg:width="0.143cm" svg:height="0.2cm" svg:x="16.459cm" svg:y="13.312cm" svg:viewBox="0 0 144 201" draw:points="129,187 101,201 43,201 14,187 0,159 0,43 14,15 43,0 101,0 129,15 144,43 144,72 0,100">
          <text:p/>
        </draw:polyline>
        <draw:polyline draw:style-name="gr3" draw:text-style-name="P1" draw:layer="layout" svg:width="0.128cm" svg:height="0.2cm" svg:x="16.716cm" svg:y="13.312cm" svg:viewBox="0 0 129 201" draw:points="0,187 28,201 86,201 114,187 129,159 129,144 114,115 86,100 43,100 14,86 0,58 0,43 14,15 43,0 86,0 114,15">
          <text:p/>
        </draw:polyline>
        <draw:line draw:style-name="gr3" draw:text-style-name="P1" draw:layer="layout" svg:x1="17.202cm" svg:y1="13.398cm" svg:x2="17.43cm" svg:y2="13.398cm">
          <text:p/>
        </draw:line>
        <draw:line draw:style-name="gr3" draw:text-style-name="P1" draw:layer="layout" svg:x1="17.316cm" svg:y1="13.512cm" svg:x2="17.316cm" svg:y2="13.284cm">
          <text:p/>
        </draw:line>
        <draw:line draw:style-name="gr3" draw:text-style-name="P1" draw:layer="layout" svg:x1="17.959cm" svg:y1="13.512cm" svg:x2="17.787cm" svg:y2="13.512cm">
          <text:p/>
        </draw:line>
        <draw:polyline draw:style-name="gr3" draw:text-style-name="P1" draw:layer="layout" svg:width="0.086cm" svg:height="0.3cm" svg:x="17.787cm" svg:y="13.212cm" svg:viewBox="0 0 87 301" draw:points="87,301 87,0 58,43 30,72 0,86">
          <text:p/>
        </draw:polyline>
        <draw:polyline draw:style-name="gr3" draw:text-style-name="P1" draw:layer="layout" svg:width="0.171cm" svg:height="0.3cm" svg:x="18.073cm" svg:y="13.212cm" svg:viewBox="0 0 172 301" draw:points="158,0 14,0 0,144 14,130 43,116 114,116 144,130 158,144 172,173 172,244 158,273 144,287 114,301 43,301 14,287 0,273">
          <text:p/>
        </draw:polyline>
        <draw:polyline draw:style-name="gr3" draw:text-style-name="P1" draw:layer="layout" svg:width="0.129cm" svg:height="0.2cm" svg:x="18.587cm" svg:y="13.312cm" svg:viewBox="0 0 130 201" draw:points="0,187 29,201 87,201 116,187 130,159 130,144 116,115 87,100 44,100 15,86 0,58 0,43 15,15 44,0 87,0 116,15">
          <text:p/>
        </draw:polyline>
        <draw:polyline draw:style-name="gr3" draw:text-style-name="P1" draw:layer="layout" svg:width="0.043cm" svg:height="0.3cm" svg:x="18.844cm" svg:y="13.212cm" svg:viewBox="0 0 44 301" draw:points="44,301 15,287 0,259 0,0">
          <text:p/>
        </draw:polyline>
        <draw:polygon draw:style-name="gr3" draw:text-style-name="P1" draw:layer="layout" svg:width="0.157cm" svg:height="0.2cm" svg:x="18.987cm" svg:y="13.312cm" svg:viewBox="0 0 158 201" draw:points="57,201 29,187 15,173 0,144 0,58 15,29 29,15 57,0 101,0 130,15 144,29 158,58 158,144 144,173 130,187 101,201">
          <text:p/>
        </draw:polygon>
        <draw:line draw:style-name="gr3" draw:text-style-name="P1" draw:layer="layout" svg:x1="19.23cm" svg:y1="13.312cm" svg:x2="19.344cm" svg:y2="13.312cm">
          <text:p/>
        </draw:line>
        <draw:polyline draw:style-name="gr3" draw:text-style-name="P1" draw:layer="layout" svg:width="0.071cm" svg:height="0.3cm" svg:x="19.273cm" svg:y="13.212cm" svg:viewBox="0 0 72 301" draw:points="0,0 0,259 15,287 44,301 72,301">
          <text:p/>
        </draw:polyline>
        <draw:polyline draw:style-name="gr3" draw:text-style-name="P1" draw:layer="layout" svg:width="0.129cm" svg:height="0.2cm" svg:x="19.43cm" svg:y="13.312cm" svg:viewBox="0 0 130 201" draw:points="0,187 29,201 86,201 115,187 130,159 130,144 115,115 86,100 43,100 14,86 0,58 0,43 14,15 43,0 86,0 115,15">
          <text:p/>
        </draw:polyline>
        <draw:polyline draw:style-name="gr3" draw:text-style-name="P1" draw:layer="layout" svg:width="0.085cm" svg:height="0.457cm" svg:x="19.659cm" svg:y="13.17cm" svg:viewBox="0 0 86 458" draw:points="0,458 14,443 44,401 58,372 72,329 86,257 86,200 72,128 58,85 44,57 14,14 0,0">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0cm" fo:margin-right="1cm" fo:page-width="29.703cm" fo:page-height="21.0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5-07T18:02:01.030763521</dc:date>
    <meta:editing-duration>PT2M</meta:editing-duration>
    <meta:editing-cycles>1</meta:editing-cycles>
    <meta:document-statistic meta:object-count="386"/>
    <meta:generator>LibreOffice/6.0.7.3$Linux_X86_64 LibreOffice_project/00m0$Build-3</meta:generator>
  </office:meta>
</office:document-meta>
</file>